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Calibri4" svg:font-family="Calibri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none" fo:border-top="none" fo:border-bottom="0.05pt solid #2b3789"/>
    </style:style>
    <style:style style:name="Table3.C16" style:family="table-cell">
      <style:table-cell-properties fo:padding="0.097cm" fo:border-left="0.05pt solid #2b3789" fo:border-right="none" fo:border-top="none" fo:border-bottom="0.05pt solid #2b3789"/>
    </style:style>
    <style:style style:name="Table3.E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none" fo:border-top="none" fo:border-bottom="0.05pt solid #2b3789"/>
    </style:style>
    <style:style style:name="Table3.D18" style:family="table-cell">
      <style:table-cell-properties fo:padding="0.097cm" fo:border-left="0.05pt solid #2b3789" fo:border-right="none" fo:border-top="none" fo:border-bottom="0.05pt solid #2b3789"/>
    </style:style>
    <style:style style:name="Table3.F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none" fo:border-top="none" fo:border-bottom="0.05pt solid #2b3789"/>
    </style:style>
    <style:style style:name="Table3.C16" style:family="table-cell">
      <style:table-cell-properties fo:padding="0.097cm" fo:border-left="0.05pt solid #2b3789" fo:border-right="none" fo:border-top="none" fo:border-bottom="0.05pt solid #2b3789"/>
    </style:style>
    <style:style style:name="Table3.E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none" fo:border-top="none" fo:border-bottom="0.05pt solid #2b3789"/>
    </style:style>
    <style:style style:name="Table3.D18" style:family="table-cell">
      <style:table-cell-properties fo:padding="0.097cm" fo:border-left="0.05pt solid #2b3789" fo:border-right="none" fo:border-top="none" fo:border-bottom="0.05pt solid #2b3789"/>
    </style:style>
    <style:style style:name="Table3.F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9" style:family="table">
      <style:table-properties style:width="20.2cm" fo:break-before="auto" fo:break-after="auto" table:align="margins" fo:background-color="transparent">
        <style:background-image/>
      </style:table-properties>
    </style:style>
    <style:style style:name="Table9.A" style:family="table-column">
      <style:table-column-properties style:column-width="10.097cm" style:rel-column-width="32756*"/>
    </style:style>
    <style:style style:name="Table9.B" style:family="table-column">
      <style:table-column-properties style:column-width="10.104cm" style:rel-column-width="32779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" style:family="table">
      <style:table-properties style:width="9.901cm" table:align="margins" fo:background-color="#f4f9f3">
        <style:background-image/>
      </style:table-properties>
    </style:style>
    <style:style style:name="Table12.A" style:family="table-column">
      <style:table-column-properties style:column-width="3.888cm" style:rel-column-width="25728*"/>
    </style:style>
    <style:style style:name="Table12.B" style:family="table-column">
      <style:table-column-properties style:column-width="6.013cm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12.A2" style:family="table-cell">
      <style:table-cell-properties fo:padding="0.097cm" fo:border-left="0.05pt solid #92bf7f" fo:border-right="none" fo:border-top="none" fo:border-bottom="0.05pt solid #92bf7f"/>
    </style:style>
    <style:style style:name="Table12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3" style:family="table-cell">
      <style:table-cell-properties fo:padding="0.097cm" fo:border-left="0.05pt solid #92bf7f" fo:border-right="none" fo:border-top="none" fo:border-bottom="0.05pt solid #92bf7f"/>
    </style:style>
    <style:style style:name="Table12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4" style:family="table-cell">
      <style:table-cell-properties fo:padding="0.097cm" fo:border-left="0.05pt solid #92bf7f" fo:border-right="none" fo:border-top="none" fo:border-bottom="0.05pt solid #92bf7f"/>
    </style:style>
    <style:style style:name="Table12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5" style:family="table-cell">
      <style:table-cell-properties fo:padding="0.097cm" fo:border-left="0.05pt solid #92bf7f" fo:border-right="none" fo:border-top="none" fo:border-bottom="0.05pt solid #92bf7f"/>
    </style:style>
    <style:style style:name="Table12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6" style:family="table-cell">
      <style:table-cell-properties fo:padding="0.097cm" fo:border-left="0.05pt solid #92bf7f" fo:border-right="none" fo:border-top="none" fo:border-bottom="0.05pt solid #92bf7f"/>
    </style:style>
    <style:style style:name="Table12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7" style:family="table-cell">
      <style:table-cell-properties fo:padding="0.097cm" fo:border-left="0.05pt solid #92bf7f" fo:border-right="none" fo:border-top="none" fo:border-bottom="0.05pt solid #92bf7f"/>
    </style:style>
    <style:style style:name="Table12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8" style:family="table-cell">
      <style:table-cell-properties fo:padding="0.097cm" fo:border-left="0.05pt solid #92bf7f" fo:border-right="none" fo:border-top="none" fo:border-bottom="0.05pt solid #92bf7f"/>
    </style:style>
    <style:style style:name="Table12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1cm" table:align="margins" fo:background-color="#f5f6fa">
        <style:background-image/>
      </style:table-properties>
    </style:style>
    <style:style style:name="Table1.A" style:family="table-column">
      <style:table-column-properties style:column-width="9.91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" style:family="table">
      <style:table-properties style:width="9.901cm" table:align="margins" fo:background-color="#f4f9f3">
        <style:background-image/>
      </style:table-properties>
    </style:style>
    <style:style style:name="Table12.A" style:family="table-column">
      <style:table-column-properties style:column-width="3.888cm" style:rel-column-width="25728*"/>
    </style:style>
    <style:style style:name="Table12.B" style:family="table-column">
      <style:table-column-properties style:column-width="6.013cm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12.A2" style:family="table-cell">
      <style:table-cell-properties fo:padding="0.097cm" fo:border-left="0.05pt solid #92bf7f" fo:border-right="none" fo:border-top="none" fo:border-bottom="0.05pt solid #92bf7f"/>
    </style:style>
    <style:style style:name="Table12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3" style:family="table-cell">
      <style:table-cell-properties fo:padding="0.097cm" fo:border-left="0.05pt solid #92bf7f" fo:border-right="none" fo:border-top="none" fo:border-bottom="0.05pt solid #92bf7f"/>
    </style:style>
    <style:style style:name="Table12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4" style:family="table-cell">
      <style:table-cell-properties fo:padding="0.097cm" fo:border-left="0.05pt solid #92bf7f" fo:border-right="none" fo:border-top="none" fo:border-bottom="0.05pt solid #92bf7f"/>
    </style:style>
    <style:style style:name="Table12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5" style:family="table-cell">
      <style:table-cell-properties fo:padding="0.097cm" fo:border-left="0.05pt solid #92bf7f" fo:border-right="none" fo:border-top="none" fo:border-bottom="0.05pt solid #92bf7f"/>
    </style:style>
    <style:style style:name="Table12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6" style:family="table-cell">
      <style:table-cell-properties fo:padding="0.097cm" fo:border-left="0.05pt solid #92bf7f" fo:border-right="none" fo:border-top="none" fo:border-bottom="0.05pt solid #92bf7f"/>
    </style:style>
    <style:style style:name="Table12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7" style:family="table-cell">
      <style:table-cell-properties fo:padding="0.097cm" fo:border-left="0.05pt solid #92bf7f" fo:border-right="none" fo:border-top="none" fo:border-bottom="0.05pt solid #92bf7f"/>
    </style:style>
    <style:style style:name="Table12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8" style:family="table-cell">
      <style:table-cell-properties fo:padding="0.097cm" fo:border-left="0.05pt solid #92bf7f" fo:border-right="none" fo:border-top="none" fo:border-bottom="0.05pt solid #92bf7f"/>
    </style:style>
    <style:style style:name="Table12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1cm" table:align="margins" fo:background-color="#f5f6fa">
        <style:background-image/>
      </style:table-properties>
    </style:style>
    <style:style style:name="Table1.A" style:family="table-column">
      <style:table-column-properties style:column-width="9.91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text-properties style:font-name="Bahnschrift Light" fo:font-size="8pt" style:font-size-asian="8pt" style:font-size-complex="8pt"/>
    </style:style>
    <style:style style:name="P4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5" style:family="paragraph" style:parent-style-name="Preformatted_20_Text">
      <style:text-properties style:font-name="Bahnschrift Light" fo:font-size="8pt" style:font-size-asian="8pt" style:font-size-complex="8pt"/>
    </style:style>
    <style:style style:name="P6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7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8" style:family="paragraph" style:parent-style-name="Preformatted_20_Text">
      <style:text-properties style:font-name="Bahnschrift Light" fo:font-size="8pt" officeooo:paragraph-rsid="00a475eb" style:font-size-asian="8pt" style:font-size-complex="8pt"/>
    </style:style>
    <style:style style:name="P9" style:family="paragraph" style:parent-style-name="Preformatted_20_Text">
      <style:text-properties style:font-name="Bahnschrift Light" fo:font-size="8pt" officeooo:paragraph-rsid="00a54485" style:font-size-asian="8pt" style:font-size-complex="8pt"/>
    </style:style>
    <style:style style:name="P10" style:family="paragraph" style:parent-style-name="Preformatted_20_Text">
      <style:paragraph-properties fo:margin-top="0.035cm" fo:margin-bottom="0.035cm" style:contextual-spacing="false" fo:text-align="start" style:justify-single-word="false"/>
      <style:text-properties style:font-name="Bahnschrift Light" fo:font-size="8pt" officeooo:paragraph-rsid="00a54485" style:font-size-asian="8pt" style:font-size-complex="8pt"/>
    </style:style>
    <style:style style:name="P11" style:family="paragraph" style:parent-style-name="Table_20_Contents">
      <style:text-properties style:font-name="Bahnschrift Light" fo:font-size="8pt" officeooo:paragraph-rsid="00aa88cc" style:font-size-asian="8pt" style:font-size-complex="8pt"/>
    </style:style>
    <style:style style:name="P12" style:family="paragraph" style:parent-style-name="Standard">
      <style:text-properties officeooo:paragraph-rsid="0048eee1"/>
    </style:style>
    <style:style style:name="P13" style:family="paragraph" style:parent-style-name="Preformatted_20_Text">
      <style:text-properties officeooo:paragraph-rsid="0048eee1"/>
    </style:style>
    <style:style style:name="P14" style:family="paragraph" style:parent-style-name="Standard">
      <style:text-properties officeooo:paragraph-rsid="004a09d4"/>
    </style:style>
    <style:style style:name="P15" style:family="paragraph" style:parent-style-name="Standard">
      <style:text-properties officeooo:paragraph-rsid="008cff7a"/>
    </style:style>
    <style:style style:name="P16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2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2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2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97aaf9" style:font-size-asian="9pt" style:font-size-complex="9pt"/>
    </style:style>
    <style:style style:name="P25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officeooo:paragraph-rsid="0033bc01" style:font-size-asian="9pt" style:font-size-complex="9pt"/>
    </style:style>
    <style:style style:name="P26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aa88cc" style:font-size-asian="9pt" style:font-size-complex="9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.035cm" fo:margin-bottom="0.035cm" style:contextual-spacing="false"/>
      <style:text-properties style:font-name="Calibri1" fo:font-size="9pt" officeooo:rsid="003c7ead" officeooo:paragraph-rsid="003c7ead" style:font-size-asian="9pt" style:font-name-complex="Courier New" style:font-size-complex="9pt"/>
    </style:style>
    <style:style style:name="P28" style:family="paragraph" style:parent-style-name="Standard">
      <style:paragraph-properties fo:margin-top="0.035cm" fo:margin-bottom="0.035cm" style:contextual-spacing="false"/>
      <style:text-properties style:font-name="Calibri1" fo:font-size="9pt" officeooo:rsid="003e6f1c" officeooo:paragraph-rsid="003e6f1c" style:font-size-asian="9pt" style:font-name-complex="Courier New" style:font-size-complex="9pt"/>
    </style:style>
    <style:style style:name="P29" style:family="paragraph" style:parent-style-name="Standard">
      <style:paragraph-properties fo:margin-top="0.035cm" fo:margin-bottom="0.035cm" style:contextual-spacing="false"/>
      <style:text-properties style:font-name="Calibri1" fo:font-size="9pt" officeooo:rsid="00417323" officeooo:paragraph-rsid="00417323" style:font-size-asian="9pt" style:font-name-complex="Courier New" style:font-size-complex="9pt"/>
    </style:style>
    <style:style style:name="P30" style:family="paragraph" style:parent-style-name="Standard">
      <style:paragraph-properties fo:margin-top="0.035cm" fo:margin-bottom="0.035cm" style:contextual-spacing="false"/>
      <style:text-properties style:font-name="Calibri1" fo:font-size="9pt" officeooo:rsid="0042c600" officeooo:paragraph-rsid="0042c600" style:font-size-asian="9pt" style:font-name-complex="Courier New" style:font-size-complex="9pt"/>
    </style:style>
    <style:style style:name="P3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3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3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name-complex="Courier New" style:font-size-complex="9pt"/>
    </style:style>
    <style:style style:name="P34" style:family="paragraph" style:parent-style-name="Standard">
      <style:paragraph-properties fo:margin-top="0.035cm" fo:margin-bottom="0.035cm" style:contextual-spacing="false"/>
      <style:text-properties style:font-name="Calibri1" fo:font-size="9pt" officeooo:rsid="00357f45" officeooo:paragraph-rsid="00363550" style:font-size-asian="9pt" style:font-name-complex="Courier New" style:font-size-complex="9pt"/>
    </style:style>
    <style:style style:name="P3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36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37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363550" style:font-size-asian="9pt" style:font-name-complex="Courier New" style:font-size-complex="9pt"/>
    </style:style>
    <style:style style:name="P38" style:family="paragraph" style:parent-style-name="Standard">
      <style:paragraph-properties fo:margin-top="0.035cm" fo:margin-bottom="0.035cm" style:contextual-spacing="false"/>
      <style:text-properties style:font-name="Calibri1" fo:font-size="9pt" officeooo:rsid="00676dde" officeooo:paragraph-rsid="00676dde" style:font-size-asian="9pt" style:font-name-complex="Courier New" style:font-size-complex="9pt"/>
    </style:style>
    <style:style style:name="P3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" style:font-size-complex="9pt"/>
    </style:style>
    <style:style style:name="P40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8cff7a" style:font-size-asian="9pt" style:font-name-complex="Courier New" style:font-size-complex="9pt"/>
    </style:style>
    <style:style style:name="P41" style:family="paragraph" style:parent-style-name="Standard">
      <style:paragraph-properties fo:margin-top="0.035cm" fo:margin-bottom="0.071cm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42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aa88cc" style:font-size-asian="9pt" style:font-name-complex="Courier New" style:font-size-complex="9pt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5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6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7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margin-top="0.035cm" fo:margin-bottom="0.035cm" style:contextual-spacing="false"/>
      <style:text-properties style:font-name="Calibri1" fo:font-size="9pt" fo:font-style="normal" fo:font-weight="bold" officeooo:rsid="006ce77a" officeooo:paragraph-rsid="00a9c3f2" style:font-size-asian="9pt" style:font-style-asian="normal" style:font-weight-asian="bold" style:font-name-complex="Courier New" style:font-size-complex="9pt" style:font-style-complex="normal" style:font-weight-complex="bold"/>
    </style:style>
    <style:style style:name="P5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weight="bold" officeooo:rsid="006ce77a" officeooo:paragraph-rsid="009dc963" style:font-size-asian="9pt" style:font-weight-asian="bold" style:font-name-complex="Courier New" style:font-size-complex="9pt" style:font-weight-complex="bold"/>
    </style:style>
    <style:style style:name="P52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1" fo:font-size="8pt" officeooo:paragraph-rsid="00a475eb" style:font-size-asian="8pt" style:font-size-complex="8pt"/>
    </style:style>
    <style:style style:name="P53" style:family="paragraph" style:parent-style-name="Standard">
      <style:paragraph-properties fo:margin-top="0cm" fo:margin-bottom="0.106cm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9pt" officeooo:rsid="003a6be9" officeooo:paragraph-rsid="00a54485" style:font-size-asian="9pt" style:font-size-complex="9pt"/>
    </style:style>
    <style:style style:name="P55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8pt" officeooo:paragraph-rsid="00a475eb" style:font-size-asian="8pt" style:font-name-complex="Courier New" style:font-size-complex="8pt"/>
    </style:style>
    <style:style style:name="P56" style:family="paragraph" style:parent-style-name="Standard">
      <style:paragraph-properties fo:margin-top="0.035cm" fo:margin-bottom="0.035cm" style:contextual-spacing="false"/>
      <style:text-properties fo:color="#808080" loext:opacity="100%" style:font-name="Calibri1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58" style:family="paragraph" style:parent-style-name="Table_20_Contents">
      <style:text-properties fo:color="#808080" loext:opacity="100%" officeooo:rsid="0084ebf5" officeooo:paragraph-rsid="00aa88cc"/>
    </style:style>
    <style:style style:name="P5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6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6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6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97aaf9" style:font-size-asian="9pt" style:font-style-asian="italic" style:font-name-complex="Courier New" style:font-size-complex="9pt" style:font-style-complex="italic"/>
    </style:style>
    <style:style style:name="P6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64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98241b" style:font-size-asian="9pt" style:font-style-asian="italic" style:font-name-complex="Courier New" style:font-size-complex="9pt" style:font-style-complex="italic"/>
    </style:style>
    <style:style style:name="P65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66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6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9cad2b" officeooo:paragraph-rsid="009cad2b" style:font-size-asian="9pt" style:font-style-asian="italic" style:font-name-complex="Courier New" style:font-size-complex="9pt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73" style:family="paragraph" style:parent-style-name="Table_20_Contents">
      <style:paragraph-properties fo:margin-top="0.035cm" fo:margin-bottom="0.035cm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74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75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88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89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90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91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Table_20_Contents">
      <style:text-properties style:font-name="Calibri3" fo:font-size="9pt" officeooo:rsid="003c7ead" officeooo:paragraph-rsid="003c7ead" style:font-size-asian="9pt" style:font-size-complex="9pt"/>
    </style:style>
    <style:style style:name="P93" style:family="paragraph" style:parent-style-name="Table_20_Contents">
      <style:text-properties style:font-name="Calibri3" fo:font-size="9pt" officeooo:rsid="003e6f1c" officeooo:paragraph-rsid="003e6f1c" style:font-size-asian="9pt" style:font-size-complex="9pt"/>
    </style:style>
    <style:style style:name="P94" style:family="paragraph" style:parent-style-name="Table_20_Contents">
      <style:text-properties style:font-name="Calibri3" fo:font-size="9pt" officeooo:rsid="0042c600" officeooo:paragraph-rsid="004b8f48" style:font-size-asian="9pt" style:font-size-complex="9pt"/>
    </style:style>
    <style:style style:name="P95" style:family="paragraph" style:parent-style-name="Table_20_Contents">
      <style:text-properties style:font-name="Calibri3" fo:font-size="9pt" officeooo:rsid="006ce77a" officeooo:paragraph-rsid="006ce77a" style:font-size-asian="9pt" style:font-size-complex="9pt"/>
    </style:style>
    <style:style style:name="P96" style:family="paragraph" style:parent-style-name="Table_20_Contents">
      <style:text-properties style:font-name="Calibri3" fo:font-size="9pt" officeooo:rsid="006c853f" officeooo:paragraph-rsid="006c853f" style:font-size-asian="9pt" style:font-size-complex="9pt"/>
    </style:style>
    <style:style style:name="P97" style:family="paragraph" style:parent-style-name="Table_20_Contents">
      <style:text-properties style:font-name="Calibri3" fo:font-size="9pt" officeooo:rsid="00973231" officeooo:paragraph-rsid="00973231" style:font-size-asian="9pt" style:font-size-complex="9pt"/>
    </style:style>
    <style:style style:name="P98" style:family="paragraph" style:parent-style-name="Table_20_Contents">
      <style:text-properties style:font-name="Calibri3" fo:font-size="9pt" officeooo:rsid="00973231" officeooo:paragraph-rsid="00af76b7" style:font-size-asian="9pt" style:font-size-complex="9pt"/>
    </style:style>
    <style:style style:name="P99" style:family="paragraph" style:parent-style-name="Table_20_Contents">
      <style:text-properties style:font-name="Calibri3" fo:font-size="9pt" officeooo:rsid="00af76b7" officeooo:paragraph-rsid="00af76b7" style:font-size-asian="9pt" style:font-size-complex="9pt"/>
    </style:style>
    <style:style style:name="P100" style:family="paragraph" style:parent-style-name="Table_20_Contents">
      <style:text-properties officeooo:rsid="0037f642" officeooo:paragraph-rsid="0037f642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02" style:family="paragraph" style:parent-style-name="Text_20_body">
      <style:text-properties officeooo:paragraph-rsid="0079506e"/>
    </style:style>
    <style:style style:name="P103" style:family="paragraph" style:parent-style-name="Text_20_body">
      <style:text-properties officeooo:paragraph-rsid="007dd107"/>
    </style:style>
    <style:style style:name="P104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fo:font-style="normal" officeooo:paragraph-rsid="00a475eb" style:font-size-asian="8pt" style:font-style-asian="normal" style:font-size-complex="8pt" style:font-style-complex="normal"/>
    </style:style>
    <style:style style:name="P105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fo:font-style="normal" officeooo:rsid="0033bc01" officeooo:paragraph-rsid="00a475eb" style:font-size-asian="8pt" style:font-style-asian="normal" style:font-name-complex="Courier New" style:font-size-complex="8pt" style:font-style-complex="normal"/>
    </style:style>
    <style:style style:name="P106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1" fo:font-size="8pt" officeooo:paragraph-rsid="00a54485" style:font-size-asian="8pt" style:font-size-complex="8pt"/>
    </style:style>
    <style:style style:name="P107" style:family="paragraph" style:parent-style-name="Text_20_body">
      <style:paragraph-properties fo:margin-top="0cm" fo:margin-bottom="0.051cm" style:contextual-spacing="false"/>
      <style:text-properties officeooo:rsid="0079506e" officeooo:paragraph-rsid="007aacb0"/>
    </style:style>
    <style:style style:name="P108" style:family="paragraph" style:parent-style-name="Standard">
      <style:text-properties officeooo:paragraph-rsid="006a5c87"/>
    </style:style>
    <style:style style:name="P109" style:family="paragraph" style:parent-style-name="Standard">
      <style:text-properties officeooo:paragraph-rsid="00aa88cc"/>
    </style:style>
    <style:style style:name="P110" style:family="paragraph" style:parent-style-name="Table_20_Contents">
      <style:text-properties officeooo:paragraph-rsid="00aa88cc"/>
    </style:style>
    <style:style style:name="P111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12" style:family="paragraph" style:parent-style-name="Table_20_Contents">
      <style:text-properties fo:font-weight="bold" officeooo:rsid="0020bdac" officeooo:paragraph-rsid="00aa88cc" style:font-weight-asian="bold" style:font-weight-complex="bold"/>
    </style:style>
    <style:style style:name="P113" style:family="paragraph" style:parent-style-name="Table_20_Contents">
      <style:text-properties fo:font-weight="bold" officeooo:paragraph-rsid="00aa88cc" style:font-weight-asian="bold" style:font-weight-complex="bold"/>
    </style:style>
    <style:style style:name="P114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aa88cc"/>
    </style:style>
    <style:style style:name="P115" style:family="paragraph" style:parent-style-name="Table_20_Contents">
      <style:text-properties officeooo:rsid="0023ca8c" officeooo:paragraph-rsid="00aa88cc"/>
    </style:style>
    <style:style style:name="P116" style:family="paragraph" style:parent-style-name="Table_20_Contents">
      <style:text-properties fo:font-weight="normal" officeooo:paragraph-rsid="00aa88cc" style:font-weight-asian="normal" style:font-weight-complex="normal"/>
    </style:style>
    <style:style style:name="P117" style:family="paragraph" style:parent-style-name="Table_20_Contents">
      <style:text-properties officeooo:rsid="0020e979" officeooo:paragraph-rsid="00aa88cc"/>
    </style:style>
    <style:style style:name="P118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119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20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21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22" style:family="paragraph" style:parent-style-name="Heading_20_2">
      <style:text-properties style:font-name="Calibri1" officeooo:paragraph-rsid="003bc8b9"/>
    </style:style>
    <style:style style:name="P123" style:family="paragraph" style:parent-style-name="Heading_20_2">
      <style:paragraph-properties fo:margin-top="0.152cm" fo:margin-bottom="0.203cm" style:contextual-spacing="false"/>
      <style:text-properties style:font-name="Calibri1" officeooo:paragraph-rsid="003c7ead"/>
    </style:style>
    <style:style style:name="P124" style:family="paragraph" style:parent-style-name="Heading_20_2">
      <style:text-properties style:font-name="Calibri1" officeooo:paragraph-rsid="0073b38f"/>
    </style:style>
    <style:style style:name="P125" style:family="paragraph" style:parent-style-name="Heading_20_2">
      <style:text-properties officeooo:paragraph-rsid="0063e06b"/>
    </style:style>
    <style:style style:name="P126" style:family="paragraph" style:parent-style-name="Heading_20_2">
      <style:paragraph-properties fo:margin-top="0.152cm" fo:margin-bottom="0.203cm" style:contextual-spacing="false"/>
      <style:text-properties officeooo:rsid="00474d45" officeooo:paragraph-rsid="0081c5e3"/>
    </style:style>
    <style:style style:name="P127" style:family="paragraph" style:parent-style-name="Preformatted_20_Text">
      <style:text-properties style:font-name="Bahnschrift Light" fo:font-size="8pt" officeooo:paragraph-rsid="00a7f690" style:font-size-asian="8pt" style:font-size-complex="8pt"/>
    </style:style>
    <style:style style:name="P128" style:family="paragraph" style:parent-style-name="Preformatted_20_Text">
      <style:text-properties style:font-name="Bahnschrift Light" fo:font-size="8pt" officeooo:paragraph-rsid="00b0baed" style:font-size-asian="8pt" style:font-size-complex="8pt"/>
    </style:style>
    <style:style style:name="P129" style:family="paragraph" style:parent-style-name="Preformatted_20_Text">
      <style:text-properties style:font-name="Bahnschrift Light" fo:font-size="8pt" officeooo:paragraph-rsid="00a54485" style:font-size-asian="8pt" style:font-size-complex="8pt"/>
    </style:style>
    <style:style style:name="P130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T1" style:family="text">
      <style:text-properties officeooo:rsid="00187db9"/>
    </style:style>
    <style:style style:name="T2" style:family="text">
      <style:text-properties style:font-name="Calibri2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style:font-name="Calibri1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9" style:family="text">
      <style:text-properties fo:color="#000000" loext:opacity="100%" style:font-name="Calibri1" fo:font-style="normal" officeooo:rsid="0033bc01" style:font-style-asian="normal" style:font-name-complex="Courier New" style:font-style-complex="normal"/>
    </style:style>
    <style:style style:name="T10" style:family="text">
      <style:text-properties fo:color="#000000" loext:opacity="100%" style:font-name="Calibri1" fo:font-style="normal" officeooo:rsid="001a3404" style:font-style-asian="normal" style:font-name-complex="Courier New" style:font-style-complex="normal"/>
    </style:style>
    <style:style style:name="T11" style:family="text">
      <style:text-properties fo:color="#000000" loext:opacity="100%" style:font-name="Calibri1" fo:font-style="normal" officeooo:rsid="0023ca8c" style:font-style-asian="normal" style:font-name-complex="Courier New" style:font-style-complex="normal"/>
    </style:style>
    <style:style style:name="T12" style:family="text">
      <style:text-properties fo:color="#000000" loext:opacity="100%" style:font-name="Calibri1" fo:font-style="normal" officeooo:rsid="00a73910" style:font-style-asian="normal" style:font-name-complex="Courier New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1" style:font-weight-asian="bold" style:font-name-complex="Liberation Mono" style:font-weight-complex="bold"/>
    </style:style>
    <style:style style:name="T15" style:family="text">
      <style:text-properties fo:color="#000000" loext:opacity="100%" style:font-name="Calibri3" fo:font-style="normal" officeooo:rsid="001d3346" style:font-style-asian="normal" style:font-name-complex="Courier New" style:font-style-complex="normal"/>
    </style:style>
    <style:style style:name="T16" style:family="text">
      <style:text-properties fo:color="#000000" loext:opacity="100%" style:font-name="Calibri3" fo:font-style="normal" officeooo:rsid="00261907" style:font-style-asian="normal" style:font-name-complex="Courier New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19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0" style:family="text">
      <style:text-properties style:use-window-font-color="true" loext:opacity="0%" officeooo:rsid="0016abef"/>
    </style:style>
    <style:style style:name="T21" style:family="text">
      <style:text-properties style:use-window-font-color="true" loext:opacity="0%" style:font-name="Bahnschrift Light" fo:font-size="8pt" style:font-size-asian="8pt" style:font-size-complex="8pt"/>
    </style:style>
    <style:style style:name="T22" style:family="text">
      <style:text-properties style:font-name-complex="Courier New"/>
    </style:style>
    <style:style style:name="T23" style:family="text">
      <style:text-properties officeooo:rsid="00189b5e" style:font-name-complex="Courier New"/>
    </style:style>
    <style:style style:name="T24" style:family="text">
      <style:text-properties officeooo:rsid="001be741" style:font-name-complex="Courier New"/>
    </style:style>
    <style:style style:name="T25" style:family="text">
      <style:text-properties officeooo:rsid="001d3346" style:font-name-complex="Courier New"/>
    </style:style>
    <style:style style:name="T26" style:family="text">
      <style:text-properties officeooo:rsid="001ee4fa" style:font-name-complex="Courier New"/>
    </style:style>
    <style:style style:name="T27" style:family="text">
      <style:text-properties officeooo:rsid="002158b6" style:font-name-complex="Courier New"/>
    </style:style>
    <style:style style:name="T28" style:family="text">
      <style:text-properties fo:color="#808080" loext:opacity="100%"/>
    </style:style>
    <style:style style:name="T29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0" style:family="text">
      <style:text-properties fo:color="#808080" loext:opacity="100%" officeooo:rsid="00357f45"/>
    </style:style>
    <style:style style:name="T31" style:family="text">
      <style:text-properties fo:color="#808080" loext:opacity="100%" style:font-name="Bahnschrift Light"/>
    </style:style>
    <style:style style:name="T32" style:family="text">
      <style:text-properties fo:color="#808080" loext:opacity="100%" style:font-name="Bahnschrift Light" fo:font-size="8pt" style:font-size-asian="8pt" style:font-size-complex="8pt"/>
    </style:style>
    <style:style style:name="T33" style:family="text">
      <style:text-properties fo:color="#808080" loext:opacity="100%" style:font-name="Bahnschrift Light" fo:font-size="8pt" officeooo:rsid="00948e85" style:font-size-asian="8pt" style:font-size-complex="8pt"/>
    </style:style>
    <style:style style:name="T34" style:family="text">
      <style:text-properties fo:color="#808080" loext:opacity="100%" style:font-name="Bahnschrift Light" officeooo:rsid="0079506e"/>
    </style:style>
    <style:style style:name="T35" style:family="text">
      <style:text-properties fo:color="#808080" loext:opacity="100%" style:font-name="Bahnschrift Light" officeooo:rsid="007efcd1"/>
    </style:style>
    <style:style style:name="T36" style:family="text">
      <style:text-properties fo:color="#808080" loext:opacity="100%" officeooo:rsid="00606480"/>
    </style:style>
    <style:style style:name="T37" style:family="text">
      <style:text-properties fo:color="#808080" loext:opacity="100%" style:font-name="Calibri"/>
    </style:style>
    <style:style style:name="T38" style:family="text">
      <style:text-properties fo:color="#808080" loext:opacity="100%" officeooo:rsid="006706eb"/>
    </style:style>
    <style:style style:name="T39" style:family="text">
      <style:text-properties fo:color="#808080" loext:opacity="100%" officeooo:rsid="00a54485"/>
    </style:style>
    <style:style style:name="T40" style:family="text">
      <style:text-properties fo:font-size="8pt" officeooo:rsid="0023ca8c" style:font-size-asian="8pt" style:font-size-complex="8pt"/>
    </style:style>
    <style:style style:name="T41" style:family="text">
      <style:text-properties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42" style:family="text">
      <style:text-properties officeooo:rsid="00189b5e"/>
    </style:style>
    <style:style style:name="T43" style:family="text">
      <style:text-properties officeooo:rsid="001a3404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a3404" style:font-weight-asian="bold" style:font-weight-complex="bold"/>
    </style:style>
    <style:style style:name="T46" style:family="text">
      <style:text-properties fo:font-weight="bold" officeooo:rsid="00336512" style:font-weight-asian="bold" style:font-weight-complex="bold"/>
    </style:style>
    <style:style style:name="T47" style:family="text">
      <style:text-properties fo:font-weight="bold" officeooo:rsid="0023ca8c" style:font-weight-asian="bold" style:font-weight-complex="bold"/>
    </style:style>
    <style:style style:name="T48" style:family="text">
      <style:text-properties fo:font-weight="bold" officeooo:rsid="00a54485" style:font-weight-asian="bold" style:font-weight-complex="bold"/>
    </style:style>
    <style:style style:name="T49" style:family="text">
      <style:text-properties fo:font-weight="bold" officeooo:rsid="003a6be9" style:font-weight-asian="bold" style:font-weight-complex="bold"/>
    </style:style>
    <style:style style:name="T50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51" style:family="text">
      <style:text-properties style:font-name="Calibri3"/>
    </style:style>
    <style:style style:name="T52" style:family="text">
      <style:text-properties style:font-name="Calibri3" fo:font-size="9pt" officeooo:rsid="003e6f1c" style:font-size-asian="9pt" style:font-size-complex="9pt"/>
    </style:style>
    <style:style style:name="T53" style:family="text">
      <style:text-properties style:font-name="Calibri3" officeooo:rsid="001be741"/>
    </style:style>
    <style:style style:name="T54" style:family="text">
      <style:text-properties style:font-name="Calibri3" officeooo:rsid="001e1812"/>
    </style:style>
    <style:style style:name="T55" style:family="text">
      <style:text-properties style:font-name="Calibri3" officeooo:rsid="002158b6"/>
    </style:style>
    <style:style style:name="T56" style:family="text">
      <style:text-properties style:font-name="Calibri3" officeooo:rsid="0023125b"/>
    </style:style>
    <style:style style:name="T57" style:family="text">
      <style:text-properties style:font-name="Calibri3" fo:font-style="italic" officeooo:rsid="0023125b" style:font-style-asian="italic" style:font-style-complex="italic"/>
    </style:style>
    <style:style style:name="T58" style:family="text">
      <style:text-properties style:font-name="Calibri3" fo:font-style="italic" officeooo:rsid="001be741" style:font-style-asian="italic" style:font-style-complex="italic"/>
    </style:style>
    <style:style style:name="T59" style:family="text">
      <style:text-properties style:font-name="Calibri3" fo:font-style="italic" officeooo:rsid="001d3346" style:font-style-asian="italic" style:font-style-complex="italic"/>
    </style:style>
    <style:style style:name="T60" style:family="text">
      <style:text-properties style:font-name="Calibri3" fo:font-style="italic" officeooo:rsid="0098241b" style:font-style-asian="italic" style:font-style-complex="italic"/>
    </style:style>
    <style:style style:name="T61" style:family="text">
      <style:text-properties style:font-name="Calibri3" fo:font-style="italic" officeooo:rsid="009979de" style:font-style-asian="italic" style:font-style-complex="italic"/>
    </style:style>
    <style:style style:name="T62" style:family="text">
      <style:text-properties style:font-name="Calibri3" officeooo:rsid="0025e125"/>
    </style:style>
    <style:style style:name="T63" style:family="text">
      <style:text-properties style:font-name="Calibri3" officeooo:rsid="003e6f1c"/>
    </style:style>
    <style:style style:name="T64" style:family="text">
      <style:text-properties style:font-name="Calibri3" officeooo:rsid="008b4e6e"/>
    </style:style>
    <style:style style:name="T65" style:family="text">
      <style:text-properties style:font-name="Calibri3" officeooo:rsid="0098241b"/>
    </style:style>
    <style:style style:name="T66" style:family="text">
      <style:text-properties style:font-name="Calibri3" officeooo:rsid="009979de"/>
    </style:style>
    <style:style style:name="T67" style:family="text">
      <style:text-properties style:font-name="Calibri3" officeooo:rsid="009cad2b"/>
    </style:style>
    <style:style style:name="T68" style:family="text">
      <style:text-properties officeooo:rsid="001be741"/>
    </style:style>
    <style:style style:name="T69" style:family="text">
      <style:text-properties style:font-name="Calibri1" fo:font-size="9pt" fo:font-style="normal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0" style:family="text">
      <style:text-properties style:font-name="Calibri1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1" style:family="text">
      <style:text-properties style:font-name="Calibri1" style:font-name-complex="Courier New"/>
    </style:style>
    <style:style style:name="T72" style:family="text">
      <style:text-properties style:font-name="Calibri1" fo:font-style="normal" officeooo:rsid="0023ca8c" style:font-style-asian="normal" style:font-name-complex="Courier New" style:font-style-complex="normal"/>
    </style:style>
    <style:style style:name="T73" style:family="text">
      <style:text-properties style:font-name="Calibri1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74" style:family="text">
      <style:text-properties officeooo:rsid="001d3346"/>
    </style:style>
    <style:style style:name="T75" style:family="text">
      <style:text-properties officeooo:rsid="001e1812"/>
    </style:style>
    <style:style style:name="T76" style:family="text">
      <style:text-properties officeooo:rsid="001ee4fa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1ee4fa" style:font-style-asian="italic" style:font-style-complex="italic"/>
    </style:style>
    <style:style style:name="T79" style:family="text">
      <style:text-properties fo:font-style="italic" officeooo:rsid="00261907" style:font-style-asian="italic" style:font-style-complex="italic"/>
    </style:style>
    <style:style style:name="T80" style:family="text">
      <style:text-properties fo:font-style="italic" officeooo:rsid="001a3404" style:font-style-asian="italic" style:font-style-complex="italic"/>
    </style:style>
    <style:style style:name="T81" style:family="text">
      <style:text-properties fo:font-style="italic" officeooo:rsid="00a9c3f2" style:font-style-asian="italic" style:font-style-complex="italic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85" style:family="text">
      <style:text-properties officeooo:rsid="0020bdac"/>
    </style:style>
    <style:style style:name="T86" style:family="text">
      <style:text-properties officeooo:rsid="0020e979"/>
    </style:style>
    <style:style style:name="T87" style:family="text">
      <style:text-properties fo:font-weight="normal" officeooo:rsid="00336512" style:font-weight-asian="normal" style:font-weight-complex="normal"/>
    </style:style>
    <style:style style:name="T88" style:family="text">
      <style:text-properties fo:font-weight="normal" officeooo:rsid="002c0a74" style:font-weight-asian="normal" style:font-weight-complex="normal"/>
    </style:style>
    <style:style style:name="T89" style:family="text">
      <style:text-properties fo:font-weight="normal" officeooo:rsid="009153e1" style:font-weight-asian="normal" style:font-weight-complex="normal"/>
    </style:style>
    <style:style style:name="T90" style:family="text">
      <style:text-properties fo:font-weight="normal" officeooo:rsid="0023ca8c" style:font-weight-asian="normal" style:font-weight-complex="normal"/>
    </style:style>
    <style:style style:name="T91" style:family="text">
      <style:text-properties fo:font-weight="normal" officeooo:rsid="00a1402f" style:font-weight-asian="normal" style:font-weight-complex="normal"/>
    </style:style>
    <style:style style:name="T92" style:family="text">
      <style:text-properties fo:font-weight="normal" officeooo:rsid="00a475eb" style:font-weight-asian="normal" style:font-weight-complex="normal"/>
    </style:style>
    <style:style style:name="T93" style:family="text">
      <style:text-properties fo:font-weight="normal" officeooo:rsid="0067353f" style:font-weight-asian="normal" style:font-weight-complex="normal"/>
    </style:style>
    <style:style style:name="T94" style:family="text">
      <style:text-properties fo:font-weight="normal" officeooo:rsid="003a6be9" style:font-weight-asian="normal" style:font-weight-complex="normal"/>
    </style:style>
    <style:style style:name="T95" style:family="text">
      <style:text-properties fo:font-weight="normal" officeooo:rsid="00a475eb" style:font-name-asian="NSimSun1" style:font-weight-asian="normal" style:font-weight-complex="normal"/>
    </style:style>
    <style:style style:name="T96" style:family="text">
      <style:text-properties officeooo:rsid="00223f03"/>
    </style:style>
    <style:style style:name="T97" style:family="text">
      <style:text-properties style:font-name="Bahnschrift Light"/>
    </style:style>
    <style:style style:name="T98" style:family="text">
      <style:text-properties style:font-name="Bahnschrift Light" fo:font-size="8pt" style:font-size-asian="8pt" style:font-size-complex="8pt"/>
    </style:style>
    <style:style style:name="T99" style:family="text">
      <style:text-properties style:font-name="Bahnschrift Light" fo:font-size="8pt" officeooo:rsid="00948e85" style:font-size-asian="8pt" style:font-size-complex="8pt"/>
    </style:style>
    <style:style style:name="T100" style:family="text">
      <style:text-properties officeooo:rsid="002a0ac9"/>
    </style:style>
    <style:style style:name="T101" style:family="text">
      <style:text-properties officeooo:rsid="0031daba"/>
    </style:style>
    <style:style style:name="T102" style:family="text">
      <style:text-properties officeooo:rsid="00350115"/>
    </style:style>
    <style:style style:name="T103" style:family="text">
      <style:text-properties officeooo:rsid="00357f45"/>
    </style:style>
    <style:style style:name="T104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5" style:family="text">
      <style:text-properties officeooo:rsid="003a6be9"/>
    </style:style>
    <style:style style:name="T106" style:family="text">
      <style:text-properties officeooo:rsid="003c7ead"/>
    </style:style>
    <style:style style:name="T107" style:family="text">
      <style:text-properties style:font-name-asian="Microsoft YaHei" style:font-name-complex="Lucida Sans"/>
    </style:style>
    <style:style style:name="T108" style:family="text">
      <style:text-properties officeooo:rsid="0037f642" style:font-name-asian="Microsoft YaHei" style:font-name-complex="Lucida Sans"/>
    </style:style>
    <style:style style:name="T109" style:family="text">
      <style:text-properties officeooo:rsid="0042c600"/>
    </style:style>
    <style:style style:name="T110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111" style:family="text">
      <style:text-properties fo:color="#2b3789" loext:opacity="100%" style:font-name="Bahnschrift Light" fo:font-size="8pt" style:font-size-asian="8pt" style:font-size-complex="8pt"/>
    </style:style>
    <style:style style:name="T112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13" style:family="text">
      <style:text-properties fo:color="#2b3789" loext:opacity="100%" fo:font-style="italic" officeooo:rsid="001ee4fa" style:font-style-asian="italic" style:font-name-complex="Courier New" style:font-style-complex="italic"/>
    </style:style>
    <style:style style:name="T114" style:family="text">
      <style:text-properties fo:color="#2b3789" loext:opacity="100%" fo:font-style="italic" officeooo:rsid="0033bc01" style:font-style-asian="italic" style:font-name-complex="Courier New" style:font-style-complex="italic"/>
    </style:style>
    <style:style style:name="T115" style:family="text">
      <style:text-properties officeooo:rsid="004b8f48"/>
    </style:style>
    <style:style style:name="T116" style:family="text">
      <style:text-properties fo:color="#9370db" loext:opacity="100%" style:font-name="Bahnschrift Light" fo:font-size="8pt" style:font-size-asian="8pt" style:font-size-complex="8pt"/>
    </style:style>
    <style:style style:name="T117" style:family="text">
      <style:text-properties officeooo:rsid="0052f637"/>
    </style:style>
    <style:style style:name="T118" style:family="text">
      <style:text-properties officeooo:rsid="0053cc72"/>
    </style:style>
    <style:style style:name="T119" style:family="text">
      <style:text-properties style:font-name="Calibri4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0" style:family="text">
      <style:text-properties style:font-name="Calibri4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1" style:family="text">
      <style:text-properties style:font-name="Calibri4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2" style:family="text">
      <style:text-properties style:font-name="Calibri4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3" style:family="text">
      <style:text-properties style:font-name="Calibri4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4" style:family="text">
      <style:text-properties style:font-name="Calibri4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5" style:family="text">
      <style:text-properties fo:color="#c9211e" loext:opacity="100%"/>
    </style:style>
    <style:style style:name="T126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127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128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29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30" style:family="text">
      <style:text-properties fo:color="#8b4513" loext:opacity="100%" style:font-name="Bahnschrift Light1" fo:font-size="8pt" style:font-size-asian="8pt" style:font-size-complex="8pt"/>
    </style:style>
    <style:style style:name="T131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32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33" style:family="text">
      <style:text-properties officeooo:rsid="005fe659"/>
    </style:style>
    <style:style style:name="T134" style:family="text">
      <style:text-properties officeooo:rsid="00606480"/>
    </style:style>
    <style:style style:name="T135" style:family="text">
      <style:text-properties officeooo:rsid="0060860a"/>
    </style:style>
    <style:style style:name="T136" style:family="text">
      <style:text-properties style:font-name="Calibri"/>
    </style:style>
    <style:style style:name="T137" style:family="text">
      <style:text-properties officeooo:rsid="006706eb"/>
    </style:style>
    <style:style style:name="T138" style:family="text">
      <style:text-properties fo:font-size="9pt" officeooo:rsid="00696b03" style:font-size-asian="9pt" style:font-size-complex="9pt"/>
    </style:style>
    <style:style style:name="T139" style:family="text">
      <style:text-properties fo:font-size="9pt" officeooo:rsid="00284da2" style:font-size-asian="9pt" style:font-size-complex="9pt"/>
    </style:style>
    <style:style style:name="T140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41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42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43" style:family="text">
      <style:text-properties officeooo:rsid="00676dde"/>
    </style:style>
    <style:style style:name="T144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45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46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4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4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4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5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5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5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5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5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5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5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57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58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59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60" style:family="text">
      <style:text-properties fo:color="#6b8e23" loext:opacity="100%" officeooo:rsid="006ad226"/>
    </style:style>
    <style:style style:name="T161" style:family="text">
      <style:text-properties officeooo:rsid="006adaf1"/>
    </style:style>
    <style:style style:name="T162" style:family="text">
      <style:text-properties officeooo:rsid="006ce77a"/>
    </style:style>
    <style:style style:name="T163" style:family="text">
      <style:text-properties officeooo:rsid="006f3ba8"/>
    </style:style>
    <style:style style:name="T164" style:family="text">
      <style:text-properties officeooo:rsid="0075e4a5"/>
    </style:style>
    <style:style style:name="T165" style:family="text">
      <style:text-properties officeooo:rsid="008b4e6e"/>
    </style:style>
    <style:style style:name="T166" style:family="text">
      <style:text-properties fo:color="#1d1c1d" loext:opacity="100%" style:text-position="super 58%" style:font-name="Calibri" officeooo:rsid="008cff7a"/>
    </style:style>
    <style:style style:name="T167" style:family="text">
      <style:text-properties fo:color="#1d1c1d" loext:opacity="100%" style:text-position="super 58%" style:font-name="Calibri" fo:font-size="9pt" officeooo:rsid="008cff7a" style:font-size-asian="9pt" style:font-name-complex="Courier New" style:font-size-complex="9pt"/>
    </style:style>
    <style:style style:name="T168" style:family="text">
      <style:text-properties officeooo:rsid="008f116e"/>
    </style:style>
    <style:style style:name="T169" style:family="text">
      <style:text-properties officeooo:rsid="009153e1"/>
    </style:style>
    <style:style style:name="T170" style:family="text">
      <style:text-properties officeooo:rsid="0093874b"/>
    </style:style>
    <style:style style:name="T171" style:family="text">
      <style:text-properties officeooo:rsid="009979de"/>
    </style:style>
    <style:style style:name="T172" style:family="text">
      <style:text-properties officeooo:rsid="009cad2b"/>
    </style:style>
    <style:style style:name="T173" style:family="text">
      <style:text-properties officeooo:rsid="009f42f9"/>
    </style:style>
    <style:style style:name="T174" style:family="text">
      <style:text-properties officeooo:rsid="00a54485"/>
    </style:style>
    <style:style style:name="T175" style:family="text">
      <style:text-properties fo:font-style="normal" fo:font-weight="normal" officeooo:rsid="00a54485" style:font-name-asian="NSimSun1" style:font-style-asian="normal" style:font-weight-asian="normal" style:font-name-complex="Courier New" style:font-style-complex="normal" style:font-weight-complex="normal"/>
    </style:style>
    <style:style style:name="T176" style:family="text">
      <style:text-properties fo:font-style="normal" fo:font-weight="normal" officeooo:rsid="00a1402f" style:font-style-asian="normal" style:font-weight-asian="normal" style:font-name-complex="Courier New" style:font-style-complex="normal" style:font-weight-complex="normal"/>
    </style:style>
    <style:style style:name="T177" style:family="text">
      <style:text-properties fo:font-style="normal" fo:font-weight="normal" officeooo:rsid="00336512" style:font-style-asian="normal" style:font-weight-asian="normal" style:font-name-complex="Courier New" style:font-style-complex="normal" style:font-weight-complex="normal"/>
    </style:style>
    <style:style style:name="T178" style:family="text">
      <style:text-properties fo:font-style="normal" fo:font-weight="normal" officeooo:rsid="0023ca8c" style:font-style-asian="normal" style:font-weight-asian="normal" style:font-name-complex="Courier New" style:font-style-complex="normal" style:font-weight-complex="normal"/>
    </style:style>
    <style:style style:name="T179" style:family="text">
      <style:text-properties fo:font-style="normal" fo:font-weight="bold" officeooo:rsid="0023ca8c" style:font-style-asian="normal" style:font-weight-asian="bold" style:font-name-complex="Courier New" style:font-style-complex="normal" style:font-weight-complex="bold"/>
    </style:style>
    <style:style style:name="T180" style:family="text">
      <style:text-properties fo:font-style="normal" fo:font-weight="bold" officeooo:rsid="00336512" style:font-style-asian="normal" style:font-weight-asian="bold" style:font-name-complex="Courier New" style:font-style-complex="normal" style:font-weight-complex="bold"/>
    </style:style>
    <style:style style:name="T181" style:family="text">
      <style:text-properties officeooo:rsid="00a73910"/>
    </style:style>
    <style:style style:name="T182" style:family="text">
      <style:text-properties style:font-name="Bahnschrift Light1" fo:font-size="8pt" officeooo:rsid="001a3404" style:font-size-asian="8pt" style:font-size-complex="8pt"/>
    </style:style>
    <style:style style:name="T183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184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185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186" style:family="text">
      <style:text-properties fo:color="#666666" loext:opacity="100%" style:font-name="Calibri3" fo:font-style="normal" fo:font-weight="normal" officeooo:rsid="0098241b" style:font-style-asian="normal" style:font-weight-asian="normal" style:font-style-complex="normal" style:font-weight-complex="normal"/>
    </style:style>
    <style:style style:name="T187" style:family="text">
      <style:text-properties fo:color="#666666" loext:opacity="100%" style:font-name="Calibri3" fo:font-style="normal" fo:font-weight="normal" officeooo:rsid="009cad2b" style:font-style-asian="normal" style:font-weight-asian="normal" style:font-style-complex="normal" style:font-weight-complex="normal"/>
    </style:style>
    <style:style style:name="T188" style:family="text">
      <style:text-properties fo:color="#666666" loext:opacity="100%" style:font-name="Calibri3" fo:font-weight="normal" officeooo:rsid="0098241b" style:font-weight-asian="normal" style:font-weight-complex="normal"/>
    </style:style>
    <style:style style:name="T189" style:family="text">
      <style:text-properties fo:color="#666666" loext:opacity="100%" style:font-name="Calibri3" fo:font-weight="normal" officeooo:rsid="009cad2b" style:font-weight-asian="normal" style:font-weight-complex="normal"/>
    </style:style>
    <style:style style:name="T190" style:family="text">
      <style:text-properties fo:color="#666666" loext:opacity="100%" fo:font-weight="normal" officeooo:rsid="009cad2b" style:font-weight-asian="normal" style:font-weight-complex="normal"/>
    </style:style>
    <style:style style:name="T191" style:family="text">
      <style:text-properties fo:color="#666666" loext:opacity="100%" fo:font-weight="normal" officeooo:rsid="00a9c3f2" style:font-weight-asian="normal" style:font-weight-complex="normal"/>
    </style:style>
    <style:style style:name="T192" style:family="text">
      <style:text-properties fo:color="#666666" loext:opacity="100%" fo:font-weight="normal" officeooo:rsid="001e1812" style:font-weight-asian="normal" style:font-weight-complex="normal"/>
    </style:style>
    <style:style style:name="T193" style:family="text">
      <style:text-properties officeooo:rsid="00af76b7"/>
    </style:style>
    <style:style style:name="T194" style:family="text">
      <style:text-properties officeooo:rsid="00b0b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87"><text:span text:style-name="T63">Annotations</text:span> <text:span text:style-name="T68">(</text:span><text:span text:style-name="T62">org.apache.isis.applib.annotation</text:span><text:span text:style-name="T68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21"><text:span text:style-name="T22">@Domain</text:span><text:span text:style-name="T27">Service</text:span></text:p>
                  <text:p text:style-name="P59"><text:span text:style-name="T27">t</text:span><text:span text:style-name="T22">ype</text:span></text:p>
                </table:table-cell>
                <table:table-cell table:style-name="Table3.B2" table:number-columns-spanned="5" office:value-type="string">
                  <text:p text:style-name="P76">Indicates a class is a <text:span text:style-name="T55">domain service singleton </text:span><text:span text:style-name="T56">that contributes </text:span><text:span text:style-name="T57">Actions</text:span><text:span text:style-name="T56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01312">
                <table:table-cell table:style-name="Table3.A3" office:value-type="string">
                  <text:p text:style-name="P21"><text:span text:style-name="T22">@Domain</text:span><text:span text:style-name="T27">Service</text:span><text:span text:style-name="T22">Layout</text:span></text:p>
                  <text:p text:style-name="P59"><text:span text:style-name="T27">t</text:span><text:span text:style-name="T22">ype</text:span></text:p>
                </table:table-cell>
                <table:table-cell table:style-name="Table3.B3" table:number-columns-spanned="5" office:value-type="string">
                  <text:p text:style-name="P77">Domain <text:span text:style-name="T55">service</text:span> layout customization. <text:span text:style-name="T118">When present, o</text:span><text:span text:style-name="T105">verridden by </text:span><text:span text:style-name="T128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08656">
                <table:table-cell table:style-name="Table3.A17" office:value-type="string">
                  <text:p text:style-name="P82">@<text:span text:style-name="T51">HomePage</text:span></text:p>
                  <text:p text:style-name="P66">type</text:p>
                </table:table-cell>
                <table:table-cell table:style-name="Table3.B4" office:value-type="string">
                  <text:p text:style-name="P69"><text:span text:style-name="T75">I</text:span>ndicate<text:span text:style-name="T75">s</text:span> which <text:span text:style-name="T75">view-model should be used </text:span><text:span text:style-name="T54">to render as homepage</text:span>.</text:p>
                </table:table-cell>
                <table:table-cell table:style-name="Table3.C4" table:number-columns-spanned="2" office:value-type="string">
                  <text:p text:style-name="P83">@Ti<text:span text:style-name="T102">t</text:span>le</text:p>
                  <text:p text:style-name="P64">field, method</text:p>
                </table:table-cell>
                <table:covered-table-cell/>
                <table:table-cell table:style-name="Table3.E4" table:number-columns-spanned="2" office:value-type="string">
                  <text:p text:style-name="P71"><text:span text:style-name="T75">I</text:span>ndicate<text:span text:style-name="T75">s</text:span> which <text:span text:style-name="T81">P</text:span><text:span text:style-name="T77">roperty</text:span> or <text:span text:style-name="T81">P</text:span><text:span text:style-name="T77">roperties</text:span> make up the object title.</text:p>
                </table:table-cell>
                <table:covered-table-cell/>
              </table:table-row>
              <table:table-row table:style-name="TableLine2361705015184">
                <table:table-cell table:style-name="Table3.A17" office:value-type="string">
                  <text:p text:style-name="P31">@DomainObject</text:p>
                  <text:p text:style-name="P59"><text:span text:style-name="T27">t</text:span><text:span text:style-name="T22">ype</text:span></text:p>
                </table:table-cell>
                <table:table-cell table:style-name="Table3.B5" table:number-columns-spanned="5" office:value-type="string">
                  <text:p text:style-name="P79">Indicates a class that has an <text:span text:style-name="T77">identity</text:span> and is <text:span text:style-name="T77">bookmarkable</text:span>, i<text:span text:style-name="T100">t i</text:span>s either a <text:span text:style-name="T82">view-model</text:span> or an <text:span text:style-name="T82">entity</text:span>.</text:p>
                  <text:p text:style-name="P101"><text:span text:style-name="T138">View-models may a</text:span><text:span text:style-name="T139">lternatively implement interface </text:span><text:span text:style-name="T131">ViewModel </text:span><text:span text:style-name="T6">and optionally </text:span><text:span text:style-name="T132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13552">
                <table:table-cell table:style-name="Table3.A17" office:value-type="string">
                  <text:p text:style-name="P31">@DomainObjectLayout</text:p>
                  <text:p text:style-name="P59"><text:span text:style-name="T27">t</text:span><text:span text:style-name="T22">ype</text:span></text:p>
                </table:table-cell>
                <table:table-cell table:style-name="Table3.B6" table:number-columns-spanned="5" office:value-type="string">
                  <text:p text:style-name="P77">Domain object layout customization. <text:span text:style-name="T118">When present, overriden by </text:span></text:p>
                  <text:p text:style-name="P78"><text:span text:style-name="T129">Xxx.layout[.layoutName].xml &gt; Xxx.layout.xml &gt; </text:span><text:span text:style-name="T127">Xxx.layout.fallback.xml</text:span><text:span text:style-name="T126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22"><text:span text:style-name="T22">@</text:span><text:span text:style-name="T25">Action</text:span></text:p>
                  <text:p text:style-name="P60"><text:span text:style-name="T74">m</text:span>ethod, <text:s/>mixin</text:p>
                </table:table-cell>
                <table:table-cell table:style-name="Table3.B8" table:number-columns-spanned="5" office:value-type="string">
                  <text:p text:style-name="P73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104"><text:span text:style-name="T92">Example</text:span><text:span text:style-name="T91">: </text:span><text:span text:style-name="T87">@</text:span><text:span text:style-name="T94">Action</text:span><text:span text:style-name="T49"> .. </text:span><text:span text:style-name="T94">placeOrder</text:span><text:span text:style-name="T105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52"><text:span text:style-name="T17">Action</text:span><text:span text:style-name="T18"> </text:span><text:span text:style-name="T19">support methods</text:span><text:span text:style-name="T112"> </text:span></text:p>
                </table:table-cell>
                <table:table-cell table:style-name="Table3.B8" table:number-columns-spanned="5" office:value-type="string">
                  <text:p text:style-name="P9"><text:span text:style-name="T28">String</text:span><text:span text:style-name="T167">[1]</text:span><text:span text:style-name="T28"> </text:span><text:span text:style-name="T13">named</text:span><text:span text:style-name="T3">PlaceOrder()</text:span><text:span text:style-name="T28"> <text:s text:c="11"/>String</text:span><text:span text:style-name="T167">[1]</text:span><text:span text:style-name="T28"> </text:span><text:span text:style-name="T14">described</text:span><text:span text:style-name="T3">PlaceOrder()</text:span></text:p>
                  <text:p text:style-name="P9"><text:span text:style-name="T28">boolean</text:span> <text:span text:style-name="T44">hide</text:span>PlaceOrder() <text:s/><text:span text:style-name="T174"><text:s text:c="14"/></text:span><text:span text:style-name="T39">boolean</text:span><text:span text:style-name="T174"> </text:span><text:span text:style-name="T48">hide</text:span><text:span text:style-name="T174">{0|1|2}PlaceOrder(X|Y|Z)</text:span></text:p>
                  <text:p text:style-name="P9"><text:span text:style-name="T28">String</text:span><text:span text:style-name="T167">[1]</text:span> <text:span text:style-name="T44">disable</text:span>PlaceOrder() <text:s text:c="10"/><text:span text:style-name="T28">String</text:span><text:span text:style-name="T167">[1]</text:span> <text:span text:style-name="T13">disable</text:span>{0|1|2}PlaceOrder(X|Y|Z) </text:p>
                  <text:p text:style-name="P127"><text:span text:style-name="T28">X|Y|Z <text:s/></text:span><text:span text:style-name="T13">default</text:span><text:span text:style-name="T3">{0|1|2}PlaceOrder()</text:span></text:p>
                  <text:p text:style-name="P128"><text:span text:style-name="T28">Collection</text:span><text:span text:style-name="T3">&lt;X|Y|Z&gt; </text:span><text:span text:style-name="T13">choices</text:span><text:span text:style-name="T3">{0|1|2}PlaceOrder(X|Y|Z) </text:span></text:p>
                  <text:p text:style-name="P8"><text:span text:style-name="T28">Collection</text:span>&lt;X|Y|Z&gt; <text:span text:style-name="T44">autoComplete</text:span>{0|1|2}PlaceOrder(X|Y|Z, </text:p>
                  <text:p text:style-name="P8"><text:s text:c="65"/>@MinLength(3) <text:span text:style-name="T36">String</text:span><text:span text:style-name="T134"> </text:span>search) <text:span text:style-name="T125">2 args</text:span></text:p>
                  <text:p text:style-name="P9"><text:span text:style-name="T28">String</text:span><text:span text:style-name="T167">[1]</text:span> <text:span text:style-name="T44">validate</text:span>{0|1|2}PlaceOrder(X|Y|Z)</text:p>
                  <text:p text:style-name="P10"><text:span text:style-name="T28">String</text:span><text:span text:style-name="T167">[1]</text:span> <text:span text:style-name="T44">validate</text:span>PlaceOrder(X x, Y y, Z z) 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13824">
                <table:table-cell table:style-name="Table3.A9" office:value-type="string">
                  <text:p text:style-name="P22"><text:span text:style-name="T22">@</text:span><text:span text:style-name="T25">Action</text:span><text:span text:style-name="T22">Layout</text:span></text:p>
                  <text:p text:style-name="P60"><text:span text:style-name="T169">method</text:span>, mixin</text:p>
                </table:table-cell>
                <table:table-cell table:style-name="Table3.B9" table:number-columns-spanned="5" office:value-type="string">
                  <text:p text:style-name="P77"><text:span text:style-name="T59">Action</text:span> layout customization. <text:span text:style-name="T118">When present, overriden by </text:span></text:p>
                  <text:p text:style-name="P78"><text:span text:style-name="T129">Xxx.layout[.layoutName].xml &gt; Xxx.layout.xml &gt; </text:span><text:span text:style-name="T127">Xxx.layout.fallback.xml</text:span><text:span text:style-name="T126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06752">
                <table:table-cell table:style-name="Table3.A17" office:value-type="string">
                  <text:p text:style-name="P33">@Property</text:p>
                  <text:p text:style-name="P60">field, getter, mixin</text:p>
                </table:table-cell>
                <table:table-cell table:style-name="Table3.B10" table:number-columns-spanned="5" office:value-type="string">
                  <text:p text:style-name="P74">Indicates that a field or method <text:span text:style-name="T43">contributes a </text:span><text:span text:style-name="T79">P</text:span><text:span text:style-name="T80">roperty</text:span><text:span text:style-name="T43">. </text:span><text:span text:style-name="T181">I</text:span><text:span text:style-name="T43">f annotated with </text:span><text:span text:style-name="T182">@Title</text:span><text:span text:style-name="T43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105"><text:span text:style-name="T95">Example</text:span><text:span text:style-name="T91">: </text:span><text:span text:style-name="T87">@</text:span><text:span text:style-name="T90">Propert</text:span><text:span text:style-name="T88">y .. </text:span><text:span text:style-name="T89">Email </text:span><text:span text:style-name="T87">email</text:span><text:span text:style-name="T46">, </text:span><text:span text:style-name="T47">get</text:span><text:span text:style-name="T40">Email(), </text:span><text:span text:style-name="T47">set</text:span><text:span text:style-name="T40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4998864">
                <table:table-cell table:style-name="Table3.A17" office:value-type="string">
                  <text:p text:style-name="P55"><text:span text:style-name="T140">Property</text:span><text:span text:style-name="T141"> </text:span><text:span text:style-name="T142">support methods</text:span></text:p>
                </table:table-cell>
                <table:table-cell table:style-name="Table3.B11" table:number-columns-spanned="5" office:value-type="string">
                  <text:p text:style-name="P8"><text:span text:style-name="T28">String</text:span><text:span text:style-name="T167">[1]</text:span> <text:span text:style-name="T44">named</text:span>Email() <text:s text:c="23"/><text:span text:style-name="T28">String</text:span><text:span text:style-name="T167">[1]</text:span> <text:span text:style-name="T50">described</text:span>Email()</text:p>
                  <text:p text:style-name="P9"><text:span text:style-name="T28">boolean</text:span> <text:span text:style-name="T44">hide</text:span>Email() <text:s text:c="27"/><text:span text:style-name="T28">String</text:span><text:span text:style-name="T167">[1]</text:span> <text:span text:style-name="T44">disable</text:span>Email()</text:p>
                  <text:p text:style-name="P128"><text:span text:style-name="T28">Collection&lt;Email&gt;</text:span> <text:span text:style-name="T44">choices</text:span>Email()</text:p>
                  <text:p text:style-name="P128"><text:span text:style-name="T28">Collection&lt;Email&gt;</text:span> <text:span text:style-name="T44">autoComplete</text:span>Email(@MinLength(3) <text:span text:style-name="T36">String</text:span><text:span text:style-name="T134"> </text:span>search) <text:s text:c="2"/></text:p>
                  <text:p text:style-name="P9"><text:span text:style-name="T28">String</text:span><text:span text:style-name="T167">[1]</text:span> <text:span text:style-name="T44">validate</text:span>Email(<text:span text:style-name="T169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04576">
                <table:table-cell table:style-name="Table3.A17" office:value-type="string">
                  <text:p text:style-name="P22"><text:span text:style-name="T22">@</text:span><text:span text:style-name="T26">Property</text:span><text:span text:style-name="T22">Layout</text:span></text:p>
                  <text:p text:style-name="P60">field, getter, mixin</text:p>
                </table:table-cell>
                <table:table-cell table:style-name="Table3.B12" table:number-columns-spanned="5" office:value-type="string">
                  <text:p text:style-name="P77"><text:span text:style-name="T58">Property</text:span> layout customization. <text:span text:style-name="T118">When present, overriden by</text:span></text:p>
                  <text:p text:style-name="P78"><text:span text:style-name="T129">Xxx.layout[.layoutName].xml &gt; Xxx.layout.xml &gt; </text:span><text:span text:style-name="T127">Xxx.layout.fallback.xml</text:span><text:span text:style-name="T126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11648">
                <table:table-cell table:style-name="Table3.A17" office:value-type="string">
                  <text:p text:style-name="P22"><text:span text:style-name="T22">@</text:span><text:span text:style-name="T24">Collection</text:span></text:p>
                  <text:p text:style-name="P65">field, getter, mixin</text:p>
                </table:table-cell>
                <table:table-cell table:style-name="Table3.B13" table:number-columns-spanned="5" office:value-type="string">
                  <text:p text:style-name="P75">Indicates that a field or method <text:span text:style-name="T43">contributes a </text:span><text:span text:style-name="T79">C</text:span><text:span text:style-name="T58">ollection</text:span><text:span text:style-name="T53">, meaning a non-scalar property</text:span><text:span text:style-name="T43">. </text:span><text:span text:style-name="T72">Typically used with </text:span><text:span text:style-name="T73">@lombok.Getter @lombok.Setter</text:span></text:p>
                  <text:p text:style-name="P106"><text:span text:style-name="T175">Example</text:span><text:span text:style-name="T176">: </text:span><text:span text:style-name="T177">@</text:span><text:span text:style-name="T178">Collection ..</text:span><text:span text:style-name="T179"> </text:span><text:span text:style-name="T178">List&lt;Order&gt;</text:span><text:span text:style-name="T179"> </text:span><text:span text:style-name="T177">orders,</text:span><text:span text:style-name="T180"> </text:span><text:span text:style-name="T179">get</text:span><text:span text:style-name="T41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00224">
                <table:table-cell table:style-name="Table3.A17" office:value-type="string">
                  <text:p text:style-name="P54"><text:span text:style-name="T83">C</text:span><text:span text:style-name="T84">ollection</text:span><text:span text:style-name="T93"> </text:span><text:span text:style-name="T87">support methods</text:span></text:p>
                </table:table-cell>
                <table:table-cell table:style-name="Table3.B14" table:number-columns-spanned="5" office:value-type="string">
                  <text:p text:style-name="P7"><text:span text:style-name="T28">String</text:span><text:span text:style-name="T167">[1]</text:span> <text:span text:style-name="T44">named</text:span>Orders() <text:s text:c="11"/><text:span text:style-name="T28">String</text:span><text:span text:style-name="T167">[1]</text:span> <text:span text:style-name="T44">described</text:span>Orders()</text:p>
                  <text:p text:style-name="P9"><text:span text:style-name="T28">boolean</text:span> <text:span text:style-name="T44">hide</text:span>Orders() <text:s text:c="2"/><text:span text:style-name="T174"><text:s text:c="13"/></text:span><text:span text:style-name="T28">String</text:span><text:span text:style-name="T167">[1]</text:span> <text:span text:style-name="T44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09472">
                <table:table-cell table:style-name="Table3.A17" office:value-type="string">
                  <text:p text:style-name="P22"><text:span text:style-name="T22">@</text:span><text:span text:style-name="T24">Collection</text:span><text:span text:style-name="T22">Layout</text:span></text:p>
                  <text:p text:style-name="P60">field, getter, mixin</text:p>
                </table:table-cell>
                <table:table-cell table:style-name="Table3.B15" table:number-columns-spanned="5" office:value-type="string">
                  <text:p text:style-name="P80"><text:span text:style-name="T58">Collection</text:span> layout customization. <text:span text:style-name="T118">When present, overriden by</text:span></text:p>
                  <text:p text:style-name="P78"><text:span text:style-name="T129">Xxx.layout[.layoutName].xml &gt; Xxx.layout.xml &gt; </text:span><text:span text:style-name="T127">Xxx.layout.fallback.xml</text:span><text:span text:style-name="T126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08384">
                <table:table-cell table:style-name="Table3.A17" office:value-type="string">
                  <text:p text:style-name="P32">@Parameter</text:p>
                  <text:p text:style-name="P25"><text:span text:style-name="T113">p</text:span><text:span text:style-name="T114">arameter</text:span></text:p>
                </table:table-cell>
                <table:table-cell table:style-name="Table3.B16" office:value-type="string">
                  <text:p text:style-name="P81">Action parameter constraint and behavior <text:span text:style-name="T42">customization.</text:span></text:p>
                </table:table-cell>
                <table:table-cell table:style-name="Table3.C16" table:number-columns-spanned="2" office:value-type="string">
                  <text:p text:style-name="P24"><text:span text:style-name="T22">@</text:span><text:span text:style-name="T26">MinLength</text:span></text:p>
                  <text:p text:style-name="P62"><text:span text:style-name="T76">p</text:span>arameter</text:p>
                </table:table-cell>
                <table:covered-table-cell/>
                <table:table-cell table:style-name="Table3.E16" table:number-columns-spanned="2" office:value-type="string">
                  <text:p text:style-name="P85">Search parameter’<text:span text:style-name="T173">s</text:span> mini<text:span text:style-name="T173">m</text:span>um required character count.</text:p>
                </table:table-cell>
                <table:covered-table-cell/>
              </table:table-row>
              <table:table-row table:style-name="TableLine2361705001856">
                <table:table-cell table:style-name="Table3.A17" office:value-type="string">
                  <text:p text:style-name="P32">@ParameterLayout</text:p>
                  <text:p text:style-name="P60"><text:span text:style-name="T76">p</text:span>arameter</text:p>
                </table:table-cell>
                <table:table-cell table:style-name="Table3.B17" table:number-columns-spanned="5" office:value-type="string">
                  <text:p text:style-name="P81">Action parameter <text:span text:style-name="T51">layout</text:span> <text:span text:style-name="T42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61705005936">
                <table:table-cell table:style-name="Table3.A18" office:value-type="string">
                  <text:p text:style-name="P82">@<text:span text:style-name="T65">Object</text:span>Support</text:p>
                  <text:p text:style-name="P63">method</text:p>
                </table:table-cell>
                <table:table-cell table:style-name="Table3.B18" table:number-columns-spanned="2" office:value-type="string">
                  <text:p text:style-name="P72">Indicates that a method <text:span text:style-name="T76">supports </text:span><text:span text:style-name="T65">its</text:span><text:span text:style-name="T76"> </text:span><text:span text:style-name="T60">Object</text:span><text:span text:style-name="T76">. </text:span><text:span text:style-name="T171">N</text:span><text:span text:style-name="T66">ot allowed on </text:span><text:span text:style-name="T61">Mixins.</text:span></text:p>
                </table:table-cell>
                <table:covered-table-cell/>
                <table:table-cell table:style-name="Table3.D18" table:number-columns-spanned="2" office:value-type="string">
                  <text:p text:style-name="P84">@<text:span text:style-name="T65">Object</text:span><text:span text:style-name="T67">Lifecycle</text:span></text:p>
                  <text:p text:style-name="P67">method</text:p>
                </table:table-cell>
                <table:covered-table-cell/>
                <table:table-cell table:style-name="Table3.F18" office:value-type="string">
                  <text:p text:style-name="P86">Object lifecycle callback method. <text:span text:style-name="T194">(no-arg, void)</text:span></text:p>
                </table:table-cell>
              </table:table-row>
              <table:table-row table:style-name="TableLine2361704999952">
                <table:table-cell table:style-name="Table3.A19" office:value-type="string">
                  <text:p text:style-name="P83">@MemberSupport</text:p>
                  <text:p text:style-name="P64">method</text:p>
                </table:table-cell>
                <table:table-cell table:style-name="Table3.B19" table:number-columns-spanned="5" office:value-type="string">
                  <text:p text:style-name="P72">Indicates that a method <text:span text:style-name="T76">supports an </text:span><text:span text:style-name="T78">Action</text:span><text:span text:style-name="T76">, </text:span><text:span text:style-name="T78">Property</text:span><text:span text:style-name="T76"> or </text:span><text:span text:style-name="T78">Collection</text:span><text:span text:style-name="T76">. </text:span><text:span text:style-name="T171">Usable with</text:span><text:span text:style-name="T66"> </text:span><text:span text:style-name="T61">Objects</text:span><text:span text:style-name="T66"> and </text:span><text:span text:style-name="T61">Mixins</text:span><text:span text:style-name="T66">. Also allowed on the </text:span><text:span text:style-name="T61">Mixin’s</text:span><text:span text:style-name="T66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361705000768">
                  <table:table-cell table:style-name="Table4.A1" table:number-columns-spanned="2" office:value-type="string">
                    <text:p text:style-name="P57">… <text:span text:style-name="T161">a</text:span>nnotations continued</text:p>
                  </table:table-cell>
                  <table:covered-table-cell/>
                </table:table-row>
              </table:table-header-rows>
              <table:table-row table:style-name="TableLine2361705002400">
                <table:table-cell table:style-name="Table4.A2" office:value-type="string">
                  <text:p text:style-name="P23"><text:span text:style-name="T22">@Domain.</text:span><text:span text:style-name="T23">Include</text:span></text:p>
                  <text:p text:style-name="P61"><text:span text:style-name="T42">field, </text:span>method</text:p>
                </table:table-cell>
                <table:table-cell table:style-name="Table4.B2" office:value-type="string">
                  <text:p text:style-name="P70">Indicates that a field or method must contribute to the metamodel.</text:p>
                </table:table-cell>
              </table:table-row>
              <table:table-row table:style-name="TableLine2361705003216">
                <table:table-cell table:style-name="Table4.A2" office:value-type="string">
                  <text:p text:style-name="P21"><text:span text:style-name="T22">@Domain.</text:span><text:span text:style-name="T23">Exclude</text:span></text:p>
                  <text:p text:style-name="P39">@Programmatic</text:p>
                  <text:p text:style-name="P60"><text:span text:style-name="T42">field, method, </text:span>type</text:p>
                </table:table-cell>
                <table:table-cell table:style-name="Table4.B2" office:value-type="string">
                  <text:p text:style-name="P68">Indicates that a field, <text:span text:style-name="T165">method</text:span> or <text:span text:style-name="T64">type</text:span> must <text:span text:style-name="T45">not</text:span><text:span text:style-name="T43"> </text:span>contribute to the metamodel.</text:p>
                </table:table-cell>
              </table:table-row>
            </table:table>
            <text:h text:style-name="P122" text:outline-level="2">Services <text:span text:style-name="T101">(</text:span><text:span text:style-name="T118">most </text:span><text:span text:style-name="T104">common</text:span><text:span text:style-name="T101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4">RepositoryService</text:p>
                </table:table-cell>
                <table:table-cell table:style-name="Table5.B1" office:value-type="string">
                  <text:p text:style-name="P100">access to persistence layer</text:p>
                </table:table-cell>
              </table:table-row>
              <table:table-row table:style-name="TableLine2361705031776">
                <table:table-cell table:style-name="Table5.A9" office:value-type="string">
                  <text:p text:style-name="P37">MessageService</text:p>
                </table:table-cell>
                <table:table-cell table:style-name="Table5.B9" office:value-type="string">
                  <text:p text:style-name="P100">UI notifications</text:p>
                </table:table-cell>
              </table:table-row>
              <table:table-row table:style-name="TableLine2361705015456">
                <table:table-cell table:style-name="Table5.A9" office:value-type="string">
                  <text:p text:style-name="P37">FactoryService</text:p>
                </table:table-cell>
                <table:table-cell table:style-name="Table5.B9" office:value-type="string">
                  <text:p text:style-name="P100">object construction</text:p>
                </table:table-cell>
              </table:table-row>
              <table:table-row table:style-name="TableLine2361705025520">
                <table:table-cell table:style-name="Table5.A9" office:value-type="string">
                  <text:p text:style-name="P37">ClockService</text:p>
                </table:table-cell>
                <table:table-cell table:style-name="Table5.B9" office:value-type="string">
                  <text:p text:style-name="P100">provides virtual clock</text:p>
                </table:table-cell>
              </table:table-row>
              <table:table-row table:style-name="TableLine2361705027424">
                <table:table-cell table:style-name="Table5.A9" office:value-type="string">
                  <text:p text:style-name="P37">WrapperFactory</text:p>
                </table:table-cell>
                <table:table-cell table:style-name="Table5.B9" office:value-type="string">
                  <text:p text:style-name="P100">enforce domain rules on domain objects</text:p>
                </table:table-cell>
              </table:table-row>
              <table:table-row table:style-name="TableLine2361705030960">
                <table:table-cell table:style-name="Table5.A9" office:value-type="string">
                  <text:p text:style-name="P37">EventBusService</text:p>
                </table:table-cell>
                <table:table-cell table:style-name="Table5.B9" office:value-type="string">
                  <text:p text:style-name="P100">emit custom events</text:p>
                </table:table-cell>
              </table:table-row>
              <table:table-row table:style-name="TableLine2361705030416">
                <table:table-cell table:style-name="Table5.A9" office:value-type="string">
                  <text:p text:style-name="P37">BookmarkService</text:p>
                </table:table-cell>
                <table:table-cell table:style-name="Table5.B9" office:value-type="string">
                  <text:p text:style-name="P100">bookmark = object identity</text:p>
                </table:table-cell>
              </table:table-row>
              <table:table-row table:style-name="TableLine2361705023616">
                <table:table-cell table:style-name="Table5.A9" office:value-type="string">
                  <text:p text:style-name="P37">InteractionService</text:p>
                </table:table-cell>
                <table:table-cell table:style-name="Table5.B9" office:value-type="string">
                  <text:p text:style-name="P100"><text:span text:style-name="T77">Action</text:span> execution and <text:span text:style-name="T77">Property</text:span> modification</text:p>
                </table:table-cell>
              </table:table-row>
              <table:table-row table:style-name="TableLine2361705020624">
                <table:table-cell table:style-name="Table5.A9" office:value-type="string">
                  <text:p text:style-name="P37">TransactionService</text:p>
                </table:table-cell>
                <table:table-cell table:style-name="Table5.B9" office:value-type="string">
                  <text:p text:style-name="P100">request transactions</text:p>
                </table:table-cell>
              </table:table-row>
              <table:table-row table:style-name="TableLine2361705019808">
                <table:table-cell table:style-name="Table5.A10" office:value-type="string">
                  <text:p text:style-name="P37">MetaModelService</text:p>
                </table:table-cell>
                <table:table-cell table:style-name="Table5.B10" office:value-type="string">
                  <text:p text:style-name="P100">export domain model</text:p>
                </table:table-cell>
              </table:table-row>
            </table:table>
            <text:h text:style-name="P125" text:outline-level="2"><text:span text:style-name="T120">Object</text:span> <text:span text:style-name="T106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51"><text:span text:style-name="T172">Object</text:span> Support <text:span text:style-name="T183">us</text:span><text:span text:style-name="T184">ed with</text:span><text:span text:style-name="T183"> </text:span><text:span text:style-name="T185">@</text:span><text:span text:style-name="T186">Object</text:span><text:span text:style-name="T187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36"><text:span text:style-name="T37">String</text:span><text:span text:style-name="T166">[1]</text:span><text:span text:style-name="T37"> </text:span><text:span text:style-name="T5">title()</text:span></text:p>
                </table:table-cell>
                <table:table-cell table:style-name="Table7.B2" office:value-type="string">
                  <text:p text:style-name="P96">imperative title literal</text:p>
                </table:table-cell>
              </table:table-row>
              <table:table-row table:style-name="TableLine2361705027696">
                <table:table-cell table:style-name="Table7.A9" office:value-type="string">
                  <text:p text:style-name="P41"><text:span text:style-name="T37">String </text:span><text:span text:style-name="T136">iconName()</text:span></text:p>
                </table:table-cell>
                <table:table-cell table:style-name="Table7.B3" office:value-type="string">
                  <text:p text:style-name="P96">icon file suffix <text:span text:style-name="T162">(UI)</text:span></text:p>
                </table:table-cell>
              </table:table-row>
              <table:table-row table:style-name="TableLine2361705031232">
                <table:table-cell table:style-name="Table7.A9" office:value-type="string">
                  <text:p text:style-name="P41"><text:span text:style-name="T28">String </text:span>cssClass()</text:p>
                </table:table-cell>
                <table:table-cell table:style-name="Table7.B9" office:value-type="string">
                  <text:p text:style-name="P96">additional <text:span text:style-name="T170">CSS</text:span> class <text:span text:style-name="T162">(UI)</text:span></text:p>
                </table:table-cell>
              </table:table-row>
              <table:table-row table:style-name="TableLine2361705022800">
                <table:table-cell table:style-name="Table7.A9" office:value-type="string">
                  <text:p text:style-name="P46"><text:span text:style-name="T28">String </text:span>layout()</text:p>
                </table:table-cell>
                <table:table-cell table:style-name="Table7.B9" office:value-type="string">
                  <text:p text:style-name="P96">layout file suffix <text:span text:style-name="T162">(grid layout)</text:span></text:p>
                </table:table-cell>
              </table:table-row>
              <table:table-row table:style-name="TableLine2361705016000">
                <table:table-cell table:style-name="Table7.A9" office:value-type="string">
                  <text:p text:style-name="P35"><text:span text:style-name="T28">boolean</text:span><text:span text:style-name="T37"> </text:span><text:span text:style-name="T5">hidden()</text:span></text:p>
                </table:table-cell>
                <table:table-cell table:style-name="Table7.B9" office:value-type="string">
                  <text:p text:style-name="P96">hide all members</text:p>
                </table:table-cell>
              </table:table-row>
              <table:table-row table:style-name="TableLine2361705018992">
                <table:table-cell table:style-name="Table7.A9" office:value-type="string">
                  <text:p text:style-name="P40"><text:span text:style-name="T37">String</text:span><text:span text:style-name="T166">[1]</text:span><text:span text:style-name="T37"> </text:span><text:span text:style-name="T5">disabled</text:span><text:span text:style-name="T136">()</text:span></text:p>
                </table:table-cell>
                <table:table-cell table:style-name="Table7.B9" office:value-type="string">
                  <text:p text:style-name="P96">disable all members</text:p>
                </table:table-cell>
              </table:table-row>
              <table:table-row table:style-name="TableLine2361705028784">
                <table:table-cell table:style-name="Table7.A8" table:number-columns-spanned="2" office:value-type="string">
                  <text:p text:style-name="P50">Lifecycle Callback <text:span text:style-name="T190">us</text:span><text:span text:style-name="T191">ed with</text:span><text:span text:style-name="T190"> </text:span><text:span text:style-name="T192">@</text:span><text:span text:style-name="T188">Object</text:span><text:span text:style-name="T189">Lifecycle</text:span></text:p>
                </table:table-cell>
                <table:covered-table-cell/>
              </table:table-row>
              <table:table-row table:style-name="TableLine2361705028512">
                <table:table-cell table:style-name="Table7.A9" office:value-type="string">
                  <text:p text:style-name="P44"><text:span text:style-name="T30">void</text:span><text:span text:style-name="T103"> </text:span>created<text:span text:style-name="T103">()</text:span></text:p>
                </table:table-cell>
                <table:table-cell table:style-name="Table7.B9" office:value-type="string">
                  <text:p text:style-name="P95">emitted by <text:span text:style-name="T71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48"><text:span text:style-name="T30">void</text:span><text:span text:style-name="T103"> </text:span>loaded<text:span text:style-name="T103">()</text:span></text:p>
                  <text:p text:style-name="P48"><text:span text:style-name="T30">void</text:span><text:span text:style-name="T103"> </text:span>persisting<text:span text:style-name="T103">()</text:span></text:p>
                  <text:p text:style-name="P49"><text:span text:style-name="T30">void</text:span><text:span text:style-name="T103"> </text:span>persisted<text:span text:style-name="T103">()</text:span></text:p>
                  <text:p text:style-name="P118"><text:span text:style-name="T29">void</text:span><text:span text:style-name="T70"> </text:span><text:span text:style-name="T69">updating</text:span><text:span text:style-name="T70">()</text:span></text:p>
                  <text:p text:style-name="P47"><text:span text:style-name="T30">void</text:span><text:span text:style-name="T103"> </text:span>updated<text:span text:style-name="T103">()</text:span></text:p>
                  <text:p text:style-name="P47"><text:span text:style-name="T30">void</text:span><text:span text:style-name="T103"> </text:span>removing<text:span text:style-name="T103">()</text:span></text:p>
                </table:table-cell>
                <table:table-cell table:style-name="Table7.B10" office:value-type="string">
                  <text:p text:style-name="P95">emitted by persistence layer integration <text:span text:style-name="T163">(JDO/JPA)</text:span></text:p>
                  <text:p text:style-name="P95"/>
                  <text:p text:style-name="P99">supported synonyms:</text:p>
                  <text:p text:style-name="P97"><text:span text:style-name="T193">saving()</text:span> <text:span text:style-name="T193">= persisting()</text:span></text:p>
                  <text:p text:style-name="P98"><text:span text:style-name="T193">saved()</text:span> <text:span text:style-name="T193">= <text:s/>persisted()</text:span></text:p>
                  <text:p text:style-name="P98">deleting<text:span text:style-name="T193">()</text:span> <text:span text:style-name="T193">= </text:span>removing<text:span text:style-name="T193">(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45">[1] All member-support methods (and some object methods) that return <text:span text:style-name="T130">String</text:span> can optionally return <text:span text:style-name="T130">TranslatableString</text:span>.</text:p>
                </table:table-cell>
              </table:table-row>
            </table:table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123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7">Number Types</text:p>
                </table:table-cell>
                <table:table-cell table:style-name="Table6.B1" office:value-type="string">
                  <text:p text:style-name="P92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27">Boolean Types</text:p>
                </table:table-cell>
                <table:table-cell table:style-name="Table6.B2" office:value-type="string">
                  <text:p text:style-name="P92">boolean, Boolean</text:p>
                </table:table-cell>
              </table:table-row>
              <table:table-row table:style-name="TableLine2361705017632">
                <table:table-cell table:style-name="Table6.A7" office:value-type="string">
                  <text:p text:style-name="P28">Text Types</text:p>
                </table:table-cell>
                <table:table-cell table:style-name="Table6.B3" office:value-type="string">
                  <text:p text:style-name="P93">char, Char<text:span text:style-name="T117">acter</text:span>, String, <text:span text:style-name="T109">Password</text:span></text:p>
                </table:table-cell>
              </table:table-row>
              <table:table-row table:style-name="TableLine2361705024704">
                <table:table-cell table:style-name="Table6.A7" office:value-type="string">
                  <text:p text:style-name="P30">Markup Types</text:p>
                </table:table-cell>
                <table:table-cell table:style-name="Table6.B4" office:value-type="string">
                  <text:p text:style-name="P94">Mark<text:span text:style-name="T115">up, </text:span>AsciiDoc, Markdown</text:p>
                </table:table-cell>
              </table:table-row>
              <table:table-row table:style-name="TableLine2361705029872">
                <table:table-cell table:style-name="Table6.A7" office:value-type="string">
                  <text:p text:style-name="P28">Temportal Types</text:p>
                  <text:p text:style-name="P38"/>
                  <text:p text:style-name="P29"/>
                </table:table-cell>
                <table:table-cell table:style-name="Table6.B5" office:value-type="string">
                  <text:p text:style-name="P20">java.util.Date, java.sql.{Date|Timestamp}</text:p>
                  <text:p text:style-name="P20">java.time.{LocalDate|LocalDateTime} </text:p>
                  <text:p text:style-name="P16"><text:span text:style-name="T108">J</text:span><text:span text:style-name="T107">oda Time (deprecated)</text:span></text:p>
                  <text:p text:style-name="P56">time-of-day types yet not supported by UI, hence not listed</text:p>
                </table:table-cell>
              </table:table-row>
              <table:table-row table:style-name="TableLine2361705019536">
                <table:table-cell table:style-name="Table6.A7" office:value-type="string">
                  <text:p text:style-name="P28">Enum Types</text:p>
                </table:table-cell>
                <table:table-cell table:style-name="Table6.B6" office:value-type="string">
                  <text:p text:style-name="P16">any</text:p>
                </table:table-cell>
              </table:table-row>
              <table:table-row table:style-name="TableLine2361705032592">
                <table:table-cell table:style-name="Table6.A7" office:value-type="string">
                  <text:p text:style-name="P30">Collection Types</text:p>
                </table:table-cell>
                <table:table-cell table:style-name="Table6.B7" office:value-type="string">
                  <text:p text:style-name="P17">Collection&lt;T&gt;, List&lt;T&gt;, Set&lt;T&gt;, Can&lt;T&gt;, <text:span text:style-name="T168">T[]</text:span></text:p>
                </table:table-cell>
              </table:table-row>
              <table:table-row table:style-name="TableLine2361705025248">
                <table:table-cell table:style-name="Table6.A8" office:value-type="string">
                  <text:p text:style-name="P28">Additional Types</text:p>
                </table:table-cell>
                <table:table-cell table:style-name="Table6.B8" office:value-type="string">
                  <text:p text:style-name="P18"><text:span text:style-name="T109">BufferedImage, Blob, Clob, </text:span>UUID, <text:span text:style-name="T109">Url, LocalResourcePath, <text:s/></text:span><text:span text:style-name="T137">SSE </text:span><text:span text:style-name="T38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361705024432">
                <table:table-cell table:style-name="Table11.A1" office:value-type="string">
                  <text:p text:style-name="P43">RecoverableException</text:p>
                </table:table-cell>
                <table:table-cell table:style-name="Table11.B1" office:value-type="string">
                  <text:p text:style-name="P19">anticipated error that results in a<text:span text:style-name="T164">n</text:span> UI notification popup</text:p>
                </table:table-cell>
              </table:table-row>
              <table:table-row table:style-name="TableLine2361705033136">
                <table:table-cell table:style-name="Table11.A2" office:value-type="string">
                  <text:p text:style-name="P43">NonRecoverableExeption</text:p>
                </table:table-cell>
                <table:table-cell table:style-name="Table11.B2" office:value-type="string">
                  <text:p text:style-name="P53">error that results in an error page showing the stacktrace</text:p>
                </table:table-cell>
              </table:table-row>
            </table:table>
            <text:p text:style-name="P108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table:number-columns-spanned="2" office:value-type="string">
                  <text:p text:style-name="P112">Spring <text:span text:style-name="T52">Annotations </text:span>and Standard API</text:p>
                </table:table-cell>
                <table:covered-table-cell/>
              </table:table-row>
              <table:table-row table:style-name="TableLine2361705038576">
                <table:table-cell table:style-name="Table12.A7" office:value-type="string">
                  <text:p text:style-name="P114">@SpringBootApplication @SpringBootTest @Configuration @Import @ComponentScan <text:span text:style-name="T143">@EntityScan</text:span></text:p>
                </table:table-cell>
                <table:table-cell table:style-name="Table12.B2" office:value-type="string">
                  <text:p text:style-name="P115">Bootstrapping</text:p>
                </table:table-cell>
              </table:table-row>
              <table:table-row table:style-name="TableLine2361705038032">
                <table:table-cell table:style-name="Table12.A7" office:value-type="string">
                  <text:p text:style-name="P110">@Component @Service @Repository</text:p>
                </table:table-cell>
                <table:table-cell table:style-name="Table12.B3" office:value-type="string">
                  <text:p text:style-name="P110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361705033680">
                <table:table-cell table:style-name="Table12.A7" office:value-type="string">
                  <text:p text:style-name="P110">@EventListener</text:p>
                </table:table-cell>
                <table:table-cell table:style-name="Table12.B4" office:value-type="string">
                  <text:p text:style-name="P110"><text:span text:style-name="T85">M</text:span>arks a method as a listener for application events. </text:p>
                  <text:p text:style-name="P113"><text:span text:style-name="T135">Domain </text:span>Events</text:p>
                  <text:p text:style-name="P116">.. subscribe using Spring’s @EventListener</text:p>
                  <text:p text:style-name="P11">@DomainObject(xxxLifecycleEvent=….)</text:p>
                  <text:p text:style-name="P11">@DomainObjectLayout(xxxUiEvent=….)</text:p>
                  <text:p text:style-name="P11">@Action(domainEvent=….) </text:p>
                  <text:p text:style-name="P11">@Property(domainEvent=…) </text:p>
                  <text:p text:style-name="P11">@Collection(domainEvent=…)</text:p>
                </table:table-cell>
              </table:table-row>
              <table:table-row table:style-name="TableLine2361705039936">
                <table:table-cell table:style-name="Table12.A7" office:value-type="string">
                  <text:p text:style-name="P110">@Nullable</text:p>
                  <text:p text:style-name="P58">(org.springframework.lang)</text:p>
                </table:table-cell>
                <table:table-cell table:style-name="Table12.B5" office:value-type="string">
                  <text:p text:style-name="P110">declare<text:span text:style-name="T86">s</text:span> that annotated elements can be <text:span text:style-name="Source_20_Text"><text:span text:style-name="T97">null</text:span></text:span> </text:p>
                </table:table-cell>
              </table:table-row>
              <table:table-row table:style-name="TableLine2361705039664">
                <table:table-cell table:style-name="Table12.A7" office:value-type="string">
                  <text:p text:style-name="P42">@javax.inject.Inject</text:p>
                  <text:p text:style-name="P42">@Autowired</text:p>
                </table:table-cell>
                <table:table-cell table:style-name="Table12.B6" office:value-type="string">
                  <text:p text:style-name="P117">Marks a constructor, field, setter method, or config method as to be autowired by Spring's dependency injection facilities. </text:p>
                </table:table-cell>
              </table:table-row>
              <table:table-row table:style-name="TableLine2361705036944">
                <table:table-cell table:style-name="Table12.A7" office:value-type="string">
                  <text:p text:style-name="P26">@PostConstruct </text:p>
                </table:table-cell>
                <table:table-cell table:style-name="Table12.B7" office:value-type="string">
                  <text:p text:style-name="P110"><text:span text:style-name="T96">Marks a method to be </text:span>executed after dependency injection is done to perform any initialization.</text:p>
                </table:table-cell>
              </table:table-row>
              <table:table-row table:style-name="TableLine2361705037488">
                <table:table-cell table:style-name="Table12.A8" office:value-type="string">
                  <text:p text:style-name="P26">@PreDestroy</text:p>
                </table:table-cell>
                <table:table-cell table:style-name="Table12.B8" office:value-type="string">
                  <text:p text:style-name="P110"><text:span text:style-name="T96">Marks a method as a listener for </text:span>notification that the instance is in the process of being removed by the container.</text:p>
                </table:table-cell>
              </table:table-row>
            </table:table>
            <text:p text:style-name="P109"/>
          </table:table-cell>
          <table:table-cell table:style-name="Table9.A1" office:value-type="string">
            <text:h text:style-name="P126" text:outline-level="2"><text:span text:style-name="T124">New </text:span><text:span text:style-name="T119">Programming Style: </text:span><text:span text:style-name="T121">Parameter</text:span><text:span text:style-name="T123">s as</text:span><text:span text:style-name="T121"> </text:span><text:span text:style-name="T123">Typed </text:span><text:span text:style-name="T122">Tuple</text:span> <text:span text:style-name="T160">[2.0.0-M6]</text:span></text:h>
            <text:p text:style-name="P103"><text:span text:style-name="T149">Action parameters can now be </text:span><text:span text:style-name="T151">collected</text:span><text:span text:style-name="T149"> </text:span><text:span text:style-name="T151">into</text:span><text:span text:style-name="T149"> an immutable value type say</text:span><text:span text:style-name="T152"> </text:span><text:span text:style-name="T145">Parameters</text:span><text:span text:style-name="T153">, </text:span><text:span text:style-name="T152">a </text:span><text:span text:style-name="T154">typed </text:span><text:span text:style-name="T153">t</text:span><text:span text:style-name="T154">uple. </text:span><text:span text:style-name="T152">The name is arbitrary. </text:span><text:span text:style-name="T159">Future releases might support Java records. </text:span><text:span text:style-name="T155">Instances of the </text:span><text:span text:style-name="T145">Parameters</text:span><text:span text:style-name="T155"> type are passed to the various action</text:span><text:span text:style-name="T152">-support methods, </text:span><text:span text:style-name="T155">which need to be single-arg, </text:span><text:span text:style-name="T156">except </text:span><text:span text:style-name="T155">for </text:span><text:span text:style-name="Source_20_Text"><text:span text:style-name="T144">autoComplete</text:span></text:span><text:span text:style-name="Source_20_Text"><text:span text:style-name="T152">, </text:span></text:span><text:span text:style-name="Source_20_Text"><text:span text:style-name="T156">which is required to be </text:span></text:span><text:span text:style-name="Source_20_Text"><text:span text:style-name="T155">bi-arg.</text:span></text:span></text:p>
            <text:p text:style-name="P102"><text:span text:style-name="T148">For regular objects, </text:span><text:span text:style-name="T149">action</text:span><text:span text:style-name="T148">-support methods must reference parameters by index (0, 1, 2, …). </text:span><text:span text:style-name="T150">However,</text:span><text:span text:style-name="T148"> </text:span><text:span text:style-name="T147">wit</text:span><text:span text:style-name="T148">h </text:span><text:span text:style-name="T158">Mixins</text:span><text:span text:style-name="T148"> it is allowed to reference parameters</text:span><text:span text:style-name="T146"> by name. </text:span></text:p>
            <text:p text:style-name="P107"><text:span text:style-name="T146">Example: </text:span><text:span text:style-name="T157">Action Mixin</text:span><text:span text:style-name="T146">, with </text:span><text:span text:style-name="T149">nested class</text:span><text:span text:style-name="T146"> </text:span><text:span text:style-name="T145">Parameters</text:span><text:span text:style-name="T153">, </text:span><text:span text:style-name="T155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116">@Action</text:span></text:span></text:p>
                  <text:p text:style-name="Preformatted_20_Text"><text:span text:style-name="Source_20_Text"><text:span text:style-name="T116">@RequiredArgsConstructor</text:span></text:span></text:p>
                  <text:p text:style-name="Preformatted_20_Text"><text:span text:style-name="Source_20_Text"><text:span text:style-name="T110">public</text:span></text:span><text:span text:style-name="T98"> </text:span><text:span text:style-name="Source_20_Text"><text:span text:style-name="T111">class</text:span></text:span><text:span text:style-name="T98"> </text:span><text:span text:style-name="Source_20_Text"><text:span text:style-name="T98">Customer_placeOrder {</text:span></text:span></text:p>
                  <text:p text:style-name="P5"/>
                  <text:p text:style-name="Preformatted_20_Text"><text:span text:style-name="Source_20_Text"><text:span text:style-name="T98"><text:s text:c="4"/></text:span></text:span><text:span text:style-name="Source_20_Text"><text:span text:style-name="T111">private</text:span></text:span><text:span text:style-name="T98"> </text:span><text:span text:style-name="Source_20_Text"><text:span text:style-name="T111">final</text:span></text:span><text:span text:style-name="T98"> </text:span><text:span text:style-name="Source_20_Text"><text:span text:style-name="T98">Customer target; </text:span></text:span></text:p>
                  <text:p text:style-name="P5"/>
                  <text:p text:style-name="P6"><text:span text:style-name="Source_20_Text"><text:span text:style-name="T31"><text:s text:c="5"/>// </text:span></text:span><text:span text:style-name="Source_20_Text"><text:span text:style-name="T34">typed tuple made of all the </text:span></text:span><text:span text:style-name="Source_20_Text"><text:span text:style-name="T35">action </text:span></text:span><text:span text:style-name="Source_20_Text"><text:span text:style-name="T34">parameters</text:span></text:span></text:p>
                  <text:p text:style-name="Preformatted_20_Text"><text:span text:style-name="Source_20_Text"><text:span text:style-name="T98"><text:s text:c="4"/></text:span></text:span><text:span text:style-name="Source_20_Text"><text:span text:style-name="T116">@Value</text:span></text:span><text:span text:style-name="T116"> </text:span><text:span text:style-name="Source_20_Text"><text:span text:style-name="T116">@Accessors</text:span></text:span><text:span text:style-name="Source_20_Text"><text:span text:style-name="T98">(fluent = true) </text:span></text:span></text:p>
                  <text:p text:style-name="Preformatted_20_Text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111">static</text:span></text:span><text:span text:style-name="T111"> </text:span><text:span text:style-name="Source_20_Text"><text:span text:style-name="T111">class</text:span></text:span><text:span text:style-name="T98"> </text:span><text:span text:style-name="Source_20_Text"><text:span text:style-name="T98">Parameters { </text:span></text:span></text:p>
                  <text:p text:style-name="Preformatted_20_Text"><text:span text:style-name="Source_20_Text"><text:span text:style-name="T98"><text:s text:c="8"/>Product product;</text:span></text:span></text:p>
                  <text:p text:style-name="Preformatted_20_Text"><text:span text:style-name="Source_20_Text"><text:span text:style-name="T98"><text:s text:c="8"/>int</text:span></text:span><text:span text:style-name="T98"> </text:span><text:span text:style-name="Source_20_Text"><text:span text:style-name="T98">quantity;</text:span></text:span></text:p>
                  <text:p text:style-name="Preformatted_20_Text"><text:span text:style-name="Source_20_Text"><text:span text:style-name="T98"><text:s text:c="4"/>}</text:span></text:span></text:p>
                  <text:p text:style-name="P5"/>
                  <text:p text:style-name="Preformatted_20_Text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Customer act(</text:span></text:span></text:p>
                  <text:p text:style-name="Preformatted_20_Text"><text:span text:style-name="Source_20_Text"><text:span text:style-name="T98"><text:s text:c="8"/></text:span></text:span><text:span text:style-name="Source_20_Text"><text:span text:style-name="T116">@Parameter</text:span></text:span><text:span text:style-name="Source_20_Text"><text:span text:style-name="T98"> Product product,</text:span></text:span></text:p>
                  <text:p text:style-name="Preformatted_20_Text"><text:span text:style-name="Source_20_Text"><text:span text:style-name="T98"><text:s text:c="8"/></text:span></text:span><text:span text:style-name="Source_20_Text"><text:span text:style-name="T116">@Parameter</text:span></text:span><text:span text:style-name="Source_20_Text"><text:span text:style-name="T98"> int</text:span></text:span><text:span text:style-name="T98"> </text:span><text:span text:style-name="Source_20_Text"><text:span text:style-name="T98">quantity) {</text:span></text:span></text:p>
                  <text:p text:style-name="Preformatted_20_Text"><text:span text:style-name="Source_20_Text"><text:span text:style-name="T98"><text:s text:c="8"/></text:span></text:span><text:span text:style-name="Source_20_Text"><text:span text:style-name="T32">// ...</text:span></text:span></text:p>
                  <text:p text:style-name="Preformatted_20_Text"><text:span text:style-name="Source_20_Text"><text:span text:style-name="T98"><text:s text:c="8"/>return</text:span></text:span><text:span text:style-name="T98"> </text:span><text:span text:style-name="Source_20_Text"><text:span text:style-name="T98">target;</text:span></text:span></text:p>
                  <text:p text:style-name="Preformatted_20_Text"><text:span text:style-name="Source_20_Text"><text:span text:style-name="T98"><text:s text:c="4"/>}</text:span></text:span></text:p>
                  <text:p text:style-name="P5"/>
                  <text:p text:style-name="P13"><text:span text:style-name="Source_20_Text"><text:span text:style-name="T98"><text:s text:c="4"/></text:span></text:span><text:span text:style-name="Source_20_Text"><text:span text:style-name="T32">// support methods (no action name reference required)</text:span></text:span></text:p>
                  <text:p text:style-name="Preformatted_20_Text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boolean</text:span></text:span><text:span text:style-name="T98"> </text:span><text:span text:style-name="Source_20_Text"><text:span text:style-name="T98">hide() { ... } </text:span></text:span></text:p>
                  <text:p text:style-name="Preformatted_20_Text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String disable() { ... }</text:span></text:span></text:p>
                  <text:p text:style-name="Preformatted_20_Text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String validate(Parameters params) { ... }</text:span></text:span></text:p>
                  <text:p text:style-name="P5"/>
                  <text:p text:style-name="P13"><text:span text:style-name="Source_20_Text"><text:span text:style-name="T98"><text:s text:c="4"/></text:span></text:span><text:span text:style-name="Source_20_Text"><text:span text:style-name="T32">// parameter support methods (exemplified on first parameter)</text:span></text:span></text:p>
                  <text:p text:style-name="Preformatted_20_Text"><text:span text:style-name="Source_20_Text"><text:span text:style-name="T98"><text:s text:c="4"/></text:span></text:span><text:span text:style-name="Source_20_Text"><text:span text:style-name="T111">public</text:span></text:span><text:span text:style-name="T111"> </text:span><text:span text:style-name="Source_20_Text"><text:span text:style-name="T21">boolean</text:span></text:span><text:span text:style-name="T98"> </text:span><text:span text:style-name="Source_20_Text"><text:span text:style-name="T98">hideProduct(Parameters params) { ... } </text:span></text:span></text:p>
                  <text:p text:style-name="Standard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String disableProduct(Parameters params) { ... }</text:span></text:span></text:p>
                  <text:p text:style-name="Standard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String validateProduct(Parameters params) { ... }</text:span></text:span></text:p>
                  <text:p text:style-name="Standard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Collection&lt;Product&gt; choicesProduct(Parameters params){ ... }</text:span></text:span></text:p>
                  <text:p text:style-name="P12"><text:span text:style-name="Source_20_Text"><text:span text:style-name="T98"><text:s text:c="3"/></text:span></text:span><text:span text:style-name="Source_20_Text"><text:span text:style-name="T32"><text:s/>// note: additional search parameter required: </text:span></text:span><text:span text:style-name="Source_20_Text"><text:span text:style-name="T33">search</text:span></text:span></text:p>
                  <text:p text:style-name="P14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Collection&lt;Product&gt; autoCompleteProduct(</text:span></text:span></text:p>
                  <text:p text:style-name="P14"><text:span text:style-name="Source_20_Text"><text:span text:style-name="T98"><text:s text:c="10"/>Parameters params, </text:span></text:span><text:span text:style-name="Source_20_Text"><text:span text:style-name="T99">@MinLength(3) </text:span></text:span><text:span text:style-name="Source_20_Text"><text:span text:style-name="T98">String search) { ... } </text:span></text:span></text:p>
                  <text:p text:style-name="Standard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Product defaultProduct(Parameters params) { ... }</text:span></text:span></text:p>
                  <text:p text:style-name="P3"/>
                  <text:p text:style-name="P4"><text:span text:style-name="Source_20_Text"><text:span text:style-name="T97"><text:s text:c="4"/></text:span></text:span><text:span text:style-name="Source_20_Text"><text:span text:style-name="T31">// parameter supporting methods (exemplified on second parameter)</text:span></text:span></text:p>
                  <text:p text:style-name="Standard"><text:span text:style-name="Source_20_Text"><text:span text:style-name="T98"><text:s text:c="4"/></text:span></text:span><text:span text:style-name="Source_20_Text"><text:span text:style-name="T111">public</text:span></text:span><text:span text:style-name="T98"> </text:span><text:span text:style-name="Source_20_Text"><text:span text:style-name="T98">boolean</text:span></text:span><text:span text:style-name="T98"> </text:span><text:span text:style-name="Source_20_Text"><text:span text:style-name="T98">hideQuantity(Parameters params) { ... } </text:span></text:span></text:p>
                  <text:p text:style-name="P13"><text:span text:style-name="Source_20_Text"><text:span text:style-name="T98"><text:s text:c="4"/></text:span></text:span><text:span text:style-name="Source_20_Text"><text:span text:style-name="T32">// ...</text:span></text:span></text:p>
                  <text:p text:style-name="Standard"><text:span text:style-name="Source_20_Text"><text:span text:style-name="T98">}</text:span></text:span></text:p>
                </table:table-cell>
              </table:table-row>
            </table:table>
            <text:h text:style-name="P124" text:outline-level="2">Entity <text:span text:style-name="T133">and </text:span>Viewmodel <text:span text:style-name="T133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88">JPA Entities (javax.persistence)</text:p>
                </table:table-cell>
              </table:table-row>
              <table:table-row table:style-name="TableLine2361704924880">
                <table:table-cell table:style-name="Table14.A2" office:value-type="string">
                  <text:p text:style-name="P89">@Entity @Table @NamedQueries @Id @Version @Column @Transient</text:p>
                </table:table-cell>
              </table:table-row>
              <table:table-row table:style-name="TableLine2361704911008">
                <table:table-cell table:style-name="Table14.A3" office:value-type="string">
                  <text:p text:style-name="P90">JDO Entities (javax.jdo.annotation)</text:p>
                </table:table-cell>
              </table:table-row>
              <table:table-row table:style-name="TableLine2361704915632">
                <table:table-cell table:style-name="Table14.A5" office:value-type="string">
                  <text:p text:style-name="P91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361704927600">
                <table:table-cell table:style-name="Table14.A5" office:value-type="string">
                  <text:p text:style-name="P90">JAXB View Models (javax.xml.bind.annotation)</text:p>
                </table:table-cell>
              </table:table-row>
              <table:table-row table:style-name="TableLine2361704924336">
                <table:table-cell table:style-name="Table14.A6" office:value-type="string">
                  <text:p text:style-name="P91">@XmRootElement; @XmlType</text:p>
                  <text:p text:style-name="P91">@XmlAccessorType; @XmlTransient</text:p>
                  <text:p text:style-name="P91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Calibri4" svg:font-family="Calibri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2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3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4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2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3H3M7S</meta:editing-duration>
    <meta:editing-cycles>127</meta:editing-cycles>
    <meta:generator>LibreOffice/7.2.0.4$Windows_X86_64 LibreOffice_project/9a9c6381e3f7a62afc1329bd359cc48accb6435b</meta:generator>
    <dc:date>2021-09-07T04:35:20.996000000</dc:date>
    <meta:document-statistic meta:table-count="13" meta:image-count="0" meta:object-count="0" meta:page-count="2" meta:paragraph-count="239" meta:word-count="1067" meta:character-count="9148" meta:non-whitespace-character-count="7962"/>
  </office:meta>
</office:document-meta>
</file>